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e7e6e6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e7e6e6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2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1" fo:font-size="12pt" style:font-size-asian="12pt" style:font-name-complex="TimesNewRoman1" style:font-size-complex="12pt"/>
    </style:style>
    <style:style style:name="T5" style:family="text">
      <style:text-properties fo:color="#000000" style:font-name="Symbol1" fo:font-size="14.1000003814697pt" style:font-size-asian="14.1000003814697pt" style:font-name-complex="Symbol1" style:font-size-complex="14.1000003814697pt"/>
    </style:style>
    <style:style style:name="T6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7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8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9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10" style:family="text">
      <style:text-properties fo:color="#0000ff" style:font-name="TimesNewRomanPS1" fo:font-size="16pt" fo:font-weight="bold" style:font-size-asian="16pt" style:font-name-complex="TimesNewRomanPS1" style:font-size-complex="16pt" style:font-weight-complex="bold"/>
    </style:style>
    <style:style style:name="T11" style:family="text">
      <style:text-properties fo:color="#222222" style:font-name="TimesNewRoman1" fo:font-size="12pt" style:font-size-asian="12pt" style:font-name-complex="TimesNewRoman1" style:font-size-complex="12pt"/>
    </style:style>
    <style:style style:name="T12" style:family="text">
      <style:text-properties fo:color="#000000" style:font-name="Symbol1" fo:font-size="12pt" style:font-size-asian="12pt" style:font-name-complex="Symbol1" style:font-size-complex="12pt"/>
    </style:style>
    <style:style style:name="T13" style:family="text">
      <style:text-properties fo:color="#000000" style:font-name="Arial1" fo:font-size="12pt" style:font-size-asian="12pt" style:font-name-complex="Arial1" style:font-size-complex="12pt"/>
    </style:style>
    <style:style style:name="T14" style:family="text">
      <style:text-properties fo:color="#0000ff" style:font-name="TimesNewRoman1" fo:font-size="16pt" style:font-size-asian="16pt" style:font-name-complex="TimesNewRoman1" style:font-size-complex="16pt"/>
    </style:style>
    <style:style style:name="T15" style:family="text">
      <style:text-properties fo:color="#0000ff" style:font-name="TimesNewRoman1" fo:font-size="12pt" style:font-size-asian="12pt" style:font-name-complex="TimesNewRoman1" style:font-size-complex="12pt"/>
    </style:style>
    <style:style style:name="T16" style:family="text">
      <style:text-properties fo:color="#000000" style:font-name="TimesNewRoman1" fo:font-size="9pt" style:font-size-asian="9pt" style:font-name-complex="TimesNewRoman1" style:font-size-complex="9pt"/>
    </style:style>
    <style:style style:name="T17" style:family="text">
      <style:text-properties fo:color="#000000" style:font-name="TimesNewRoman1" fo:font-size="13pt" style:font-size-asian="13pt" style:font-name-complex="TimesNewRoman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2" draw:text-style-name="P3" draw:layer="layout" svg:width="0.388cm" svg:height="0.433cm" svg:x="2.019cm" svg:y="1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33cm" svg:x="2.019cm" svg:y="1.71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7.156cm" svg:height="0.704cm" svg:x="7.228cm" svg:y="2.173cm">
          <draw:text-box>
            <text:p text:style-name="P2"><text:span text:style-name="T2">Milind Sahebrao Turerao.</text:span></text:p>
          </draw:text-box>
        </draw:frame>
        <draw:frame draw:style-name="gr4" draw:text-style-name="P5" draw:layer="layout" svg:width="0.422cm" svg:height="0.471cm" svg:x="14.37cm" svg:y="2.36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634cm" svg:height="0.704cm" svg:x="2.019cm" svg:y="2.90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7.402cm" svg:height="0.471cm" svg:x="2.019cm" svg:y="3.624cm">
          <draw:text-box>
            <text:p text:style-name="P2"><text:span text:style-name="T3"><text:s text:c="2"/></text:span><text:span text:style-name="T3">Email : tureraomilind8055@gmail.com</text:span><text:span text:style-name="T4"> </text:span></text:p>
          </draw:text-box>
        </draw:frame>
        <draw:frame draw:style-name="gr4" draw:text-style-name="P5" draw:layer="layout" svg:width="0.422cm" svg:height="0.471cm" svg:x="9.641cm" svg:y="3.62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4.511cm" svg:height="0.471cm" svg:x="10.911cm" svg:y="3.624cm">
          <draw:text-box>
            <text:p text:style-name="P2"><text:span text:style-name="T3">Phone : +91-8055812379 </text:span></text:p>
          </draw:text-box>
        </draw:frame>
        <draw:frame draw:style-name="gr4" draw:text-style-name="P5" draw:layer="layout" svg:width="0.422cm" svg:height="0.471cm" svg:x="2.019cm" svg:y="4.11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22cm" svg:height="0.471cm" svg:x="2.019cm" svg:y="4.598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5.801cm" svg:height="0.042cm" svg:x="2.019cm" svg:y="5.508cm" svg:viewBox="0 0 5802 43" draw:points="0,43 5802,43 5802,0 0,0">
          <text:p/>
        </draw:polygon>
        <draw:frame draw:style-name="gr4" draw:text-style-name="P5" draw:layer="layout" svg:width="5.903cm" svg:height="0.471cm" svg:x="2.019cm" svg:y="5.085cm">
          <draw:text-box>
            <text:p text:style-name="P2"><text:span text:style-name="T3">PROFESSIONAL SUMMARY:</text:span><text:span text:style-name="T4"> </text:span></text:p>
          </draw:text-box>
        </draw:frame>
        <draw:frame draw:style-name="gr4" draw:text-style-name="P5" draw:layer="layout" svg:width="0.422cm" svg:height="0.471cm" svg:x="2.019cm" svg:y="5.57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0.494cm" svg:height="0.611cm" svg:x="2.655cm" svg:y="6.043cm">
          <draw:text-box>
            <text:p text:style-name="P2"><text:span text:style-name="T5">•</text:span></text:p>
          </draw:text-box>
        </draw:frame>
        <draw:frame draw:style-name="gr6" draw:text-style-name="P7" draw:layer="layout" svg:width="0.494cm" svg:height="0.556cm" svg:x="2.884cm" svg:y="6.093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6.818cm" svg:height="0.547cm" svg:x="3.29cm" svg:y="6.1cm">
          <draw:text-box>
            <text:p text:style-name="P2"><text:span text:style-name="T7">Having 1+ years of IT experience </text:span></text:p>
          </draw:text-box>
        </draw:frame>
        <draw:frame draw:style-name="gr4" draw:text-style-name="P5" draw:layer="layout" svg:width="6.881cm" svg:height="0.471cm" svg:x="10.077cm" svg:y="6.164cm">
          <draw:text-box>
            <text:p text:style-name="P2"><text:span text:style-name="T4">in Web Design HTML, CSS, Bootstrap. </text:span></text:p>
          </draw:text-box>
        </draw:frame>
        <draw:frame draw:style-name="gr6" draw:text-style-name="P7" draw:layer="layout" svg:width="0.494cm" svg:height="0.611cm" svg:x="2.655cm" svg:y="6.645cm">
          <draw:text-box>
            <text:p text:style-name="P2"><text:span text:style-name="T5">•</text:span></text:p>
          </draw:text-box>
        </draw:frame>
        <draw:frame draw:style-name="gr6" draw:text-style-name="P7" draw:layer="layout" svg:width="0.494cm" svg:height="0.556cm" svg:x="2.884cm" svg:y="6.694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1.073cm" svg:height="0.547cm" svg:x="3.29cm" svg:y="6.701cm">
          <draw:text-box>
            <text:p text:style-name="P2"><text:span text:style-name="T7">Good Implementation in</text:span><text:span text:style-name="T8"> Bootstrap, CSS and HTML</text:span><text:span text:style-name="T7">. </text:span></text:p>
          </draw:text-box>
        </draw:frame>
        <draw:frame draw:style-name="gr4" draw:text-style-name="P5" draw:layer="layout" svg:width="0.422cm" svg:height="0.471cm" svg:x="14.311cm" svg:y="6.76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494cm" svg:height="0.611cm" svg:x="2.655cm" svg:y="7.25cm">
          <draw:text-box>
            <text:p text:style-name="P2"><text:span text:style-name="T5">•</text:span></text:p>
          </draw:text-box>
        </draw:frame>
        <draw:frame draw:style-name="gr6" draw:text-style-name="P7" draw:layer="layout" svg:width="0.494cm" svg:height="0.556cm" svg:x="2.884cm" svg:y="7.299cm">
          <draw:text-box>
            <text:p text:style-name="P2"><text:span text:style-name="T6"><text:s/></text:span></text:p>
          </draw:text-box>
        </draw:frame>
        <draw:frame draw:style-name="gr6" draw:text-style-name="P7" draw:layer="layout" svg:width="13.947cm" svg:height="0.547cm" svg:x="3.29cm" svg:y="7.306cm">
          <draw:text-box>
            <text:p text:style-name="P2"><text:span text:style-name="T7">Hard working, enthusiastic and quick learner, with excellent business </text:span></text:p>
          </draw:text-box>
        </draw:frame>
        <draw:frame draw:style-name="gr6" draw:text-style-name="P7" draw:layer="layout" svg:width="14.772cm" svg:height="0.547cm" svg:x="3.29cm" svg:y="7.874cm">
          <draw:text-box>
            <text:p text:style-name="P2"><text:span text:style-name="T7">communication, interpersonal skills and ability to perform under pressure.</text:span></text:p>
          </draw:text-box>
        </draw:frame>
        <draw:frame draw:style-name="gr4" draw:text-style-name="P5" draw:layer="layout" svg:width="0.422cm" svg:height="0.471cm" svg:x="17.944cm" svg:y="7.93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494cm" svg:height="0.547cm" svg:x="2.019cm" svg:y="8.442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5.094cm" svg:height="0.042cm" svg:x="2.019cm" svg:y="9.429cm" svg:viewBox="0 0 5095 43" draw:points="0,43 5095,43 5095,0 0,0">
          <text:p/>
        </draw:polygon>
        <draw:frame draw:style-name="gr4" draw:text-style-name="P5" draw:layer="layout" svg:width="5.192cm" svg:height="0.471cm" svg:x="2.019cm" svg:y="9.006cm">
          <draw:text-box>
            <text:p text:style-name="P2"><text:span text:style-name="T3">EDUCATION SUMMARY:</text:span><text:span text:style-name="T4"> </text:span></text:p>
          </draw:text-box>
        </draw:frame>
        <draw:polygon draw:style-name="gr7" draw:text-style-name="P8" draw:layer="layout" svg:width="4.687cm" svg:height="1.139cm" svg:x="1.799cm" svg:y="9.979cm" svg:viewBox="0 0 4688 1140" draw:points="0,1140 4688,1140 4688,0 0,0">
          <text:p/>
        </draw:polygon>
        <draw:polygon draw:style-name="gr7" draw:text-style-name="P8" draw:layer="layout" svg:width="4.314cm" svg:height="0.572cm" svg:x="1.981cm" svg:y="9.979cm" svg:viewBox="0 0 4315 573" draw:points="0,573 4315,573 4315,0 0,0">
          <text:p/>
        </draw:polygon>
        <draw:frame draw:style-name="gr4" draw:text-style-name="P5" draw:layer="layout" svg:width="0.422cm" svg:height="0.471cm" svg:x="2.019cm" svg:y="9.49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3.524cm" svg:height="0.547cm" svg:x="1.981cm" svg:y="10cm">
          <draw:text-box>
            <text:p text:style-name="P2"><text:span text:style-name="T8">Degree and Date</text:span></text:p>
          </draw:text-box>
        </draw:frame>
        <draw:polygon draw:style-name="gr7" draw:text-style-name="P8" draw:layer="layout" svg:width="4.268cm" svg:height="1.139cm" svg:x="6.494cm" svg:y="9.979cm" svg:viewBox="0 0 4269 1140" draw:points="0,1140 4269,1140 4269,0 0,0">
          <text:p/>
        </draw:polygon>
        <draw:polygon draw:style-name="gr7" draw:text-style-name="P8" draw:layer="layout" svg:width="3.896cm" svg:height="0.572cm" svg:x="6.676cm" svg:y="9.979cm" svg:viewBox="0 0 3897 573" draw:points="0,573 3897,573 3897,0 0,0">
          <text:p/>
        </draw:polygon>
        <draw:frame draw:style-name="gr4" draw:text-style-name="P5" draw:layer="layout" svg:width="0.422cm" svg:height="0.471cm" svg:x="5.491cm" svg:y="10.06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797cm" svg:height="0.547cm" svg:x="6.677cm" svg:y="10cm">
          <draw:text-box>
            <text:p text:style-name="P2"><text:span text:style-name="T8">Institute</text:span></text:p>
          </draw:text-box>
        </draw:frame>
        <draw:polygon draw:style-name="gr7" draw:text-style-name="P8" draw:layer="layout" svg:width="5.467cm" svg:height="1.139cm" svg:x="10.771cm" svg:y="9.979cm" svg:viewBox="0 0 5468 1140" draw:points="0,1140 5468,1140 5468,0 0,0">
          <text:p/>
        </draw:polygon>
        <draw:polygon draw:style-name="gr7" draw:text-style-name="P8" draw:layer="layout" svg:width="5.094cm" svg:height="0.572cm" svg:x="10.953cm" svg:y="9.979cm" svg:viewBox="0 0 5095 573" draw:points="0,573 5095,573 5095,0 0,0">
          <text:p/>
        </draw:polygon>
        <draw:frame draw:style-name="gr4" draw:text-style-name="P5" draw:layer="layout" svg:width="0.422cm" svg:height="0.471cm" svg:x="8.46cm" svg:y="10.064cm">
          <draw:text-box>
            <text:p text:style-name="P2"><text:span text:style-name="T4"><text:s/></text:span></text:p>
          </draw:text-box>
        </draw:frame>
        <draw:polygon draw:style-name="gr7" draw:text-style-name="P8" draw:layer="layout" svg:width="5.094cm" svg:height="0.567cm" svg:x="10.953cm" svg:y="10.551cm" svg:viewBox="0 0 5095 568" draw:points="0,568 5095,568 5095,0 0,0">
          <text:p/>
        </draw:polygon>
        <draw:frame draw:style-name="gr6" draw:text-style-name="P7" draw:layer="layout" svg:width="2.398cm" svg:height="0.547cm" svg:x="10.953cm" svg:y="10cm">
          <draw:text-box>
            <text:p text:style-name="P2"><text:span text:style-name="T8">Major and </text:span></text:p>
          </draw:text-box>
        </draw:frame>
        <draw:frame draw:style-name="gr6" draw:text-style-name="P7" draw:layer="layout" svg:width="2.961cm" svg:height="0.547cm" svg:x="10.953cm" svg:y="10.571cm">
          <draw:text-box>
            <text:p text:style-name="P2"><text:span text:style-name="T8">Specialization</text:span></text:p>
          </draw:text-box>
        </draw:frame>
        <draw:polygon draw:style-name="gr7" draw:text-style-name="P8" draw:layer="layout" svg:width="3.548cm" svg:height="1.139cm" svg:x="16.246cm" svg:y="9.979cm" svg:viewBox="0 0 3549 1140" draw:points="0,1140 3549,1140 3549,0 0,0">
          <text:p/>
        </draw:polygon>
        <draw:polygon draw:style-name="gr7" draw:text-style-name="P8" draw:layer="layout" svg:width="3.184cm" svg:height="0.572cm" svg:x="16.428cm" svg:y="9.979cm" svg:viewBox="0 0 3185 573" draw:points="0,573 3185,573 3185,0 0,0">
          <text:p/>
        </draw:polygon>
        <draw:frame draw:style-name="gr4" draw:text-style-name="P5" draw:layer="layout" svg:width="0.422cm" svg:height="0.471cm" svg:x="13.892cm" svg:y="10.63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623cm" svg:height="0.547cm" svg:x="16.429cm" svg:y="10cm">
          <draw:text-box>
            <text:p text:style-name="P2"><text:span text:style-name="T8">Percent</text:span></text:p>
          </draw:text-box>
        </draw:frame>
        <draw:polygon draw:style-name="gr5" draw:text-style-name="P6" draw:layer="layout" svg:width="0.017cm" svg:height="0.017cm" svg:x="1.786cm" svg:y="9.962cm" svg:viewBox="0 0 18 18" draw:points="0,18 18,18 18,0 0,0">
          <text:p/>
        </draw:polygon>
        <draw:polygon draw:style-name="gr5" draw:text-style-name="P6" draw:layer="layout" svg:width="0.017cm" svg:height="0.017cm" svg:x="1.786cm" svg:y="9.962cm" svg:viewBox="0 0 18 18" draw:points="0,18 18,18 18,0 0,0">
          <text:p/>
        </draw:polygon>
        <draw:polygon draw:style-name="gr5" draw:text-style-name="P6" draw:layer="layout" svg:width="4.674cm" svg:height="0.017cm" svg:x="1.803cm" svg:y="9.962cm" svg:viewBox="0 0 4675 18" draw:points="0,18 4675,18 4675,0 0,0">
          <text:p/>
        </draw:polygon>
        <draw:polygon draw:style-name="gr5" draw:text-style-name="P6" draw:layer="layout" svg:width="0.017cm" svg:height="0.017cm" svg:x="6.477cm" svg:y="9.962cm" svg:viewBox="0 0 18 18" draw:points="0,18 18,18 18,0 0,0">
          <text:p/>
        </draw:polygon>
        <draw:polygon draw:style-name="gr5" draw:text-style-name="P6" draw:layer="layout" svg:width="4.26cm" svg:height="0.017cm" svg:x="6.494cm" svg:y="9.962cm" svg:viewBox="0 0 4261 18" draw:points="0,18 4261,18 4261,0 0,0">
          <text:p/>
        </draw:polygon>
        <draw:polygon draw:style-name="gr5" draw:text-style-name="P6" draw:layer="layout" svg:width="0.017cm" svg:height="0.017cm" svg:x="10.754cm" svg:y="9.962cm" svg:viewBox="0 0 18 18" draw:points="0,18 18,18 18,0 0,0">
          <text:p/>
        </draw:polygon>
        <draw:polygon draw:style-name="gr5" draw:text-style-name="P6" draw:layer="layout" svg:width="5.458cm" svg:height="0.017cm" svg:x="10.771cm" svg:y="9.962cm" svg:viewBox="0 0 5459 18" draw:points="0,18 5459,18 5459,0 0,0">
          <text:p/>
        </draw:polygon>
        <draw:polygon draw:style-name="gr5" draw:text-style-name="P6" draw:layer="layout" svg:width="0.017cm" svg:height="0.017cm" svg:x="16.229cm" svg:y="9.962cm" svg:viewBox="0 0 18 18" draw:points="0,18 18,18 18,0 0,0">
          <text:p/>
        </draw:polygon>
        <draw:polygon draw:style-name="gr5" draw:text-style-name="P6" draw:layer="layout" svg:width="3.548cm" svg:height="0.017cm" svg:x="16.246cm" svg:y="9.962cm" svg:viewBox="0 0 3549 18" draw:points="0,18 3549,18 3549,0 0,0">
          <text:p/>
        </draw:polygon>
        <draw:polygon draw:style-name="gr5" draw:text-style-name="P6" draw:layer="layout" svg:width="0.017cm" svg:height="0.017cm" svg:x="19.794cm" svg:y="9.962cm" svg:viewBox="0 0 18 18" draw:points="0,18 18,18 18,0 0,0">
          <text:p/>
        </draw:polygon>
        <draw:polygon draw:style-name="gr5" draw:text-style-name="P6" draw:layer="layout" svg:width="0.017cm" svg:height="0.017cm" svg:x="19.794cm" svg:y="9.962cm" svg:viewBox="0 0 18 18" draw:points="0,18 18,18 18,0 0,0">
          <text:p/>
        </draw:polygon>
        <draw:polygon draw:style-name="gr5" draw:text-style-name="P6" draw:layer="layout" svg:width="0.017cm" svg:height="1.139cm" svg:x="1.786cm" svg:y="9.979cm" svg:viewBox="0 0 18 1140" draw:points="0,1140 18,1140 18,0 0,0">
          <text:p/>
        </draw:polygon>
        <draw:polygon draw:style-name="gr5" draw:text-style-name="P6" draw:layer="layout" svg:width="0.017cm" svg:height="1.139cm" svg:x="6.477cm" svg:y="9.979cm" svg:viewBox="0 0 18 1140" draw:points="0,1140 18,1140 18,0 0,0">
          <text:p/>
        </draw:polygon>
        <draw:polygon draw:style-name="gr5" draw:text-style-name="P6" draw:layer="layout" svg:width="0.017cm" svg:height="1.139cm" svg:x="10.754cm" svg:y="9.979cm" svg:viewBox="0 0 18 1140" draw:points="0,1140 18,1140 18,0 0,0">
          <text:p/>
        </draw:polygon>
        <draw:polygon draw:style-name="gr5" draw:text-style-name="P6" draw:layer="layout" svg:width="0.017cm" svg:height="1.139cm" svg:x="16.229cm" svg:y="9.979cm" svg:viewBox="0 0 18 1140" draw:points="0,1140 18,1140 18,0 0,0">
          <text:p/>
        </draw:polygon>
        <draw:polygon draw:style-name="gr5" draw:text-style-name="P6" draw:layer="layout" svg:width="0.017cm" svg:height="1.139cm" svg:x="19.794cm" svg:y="9.979cm" svg:viewBox="0 0 18 1140" draw:points="0,1140 18,1140 18,0 0,0">
          <text:p/>
        </draw:polygon>
        <draw:frame draw:style-name="gr4" draw:text-style-name="P5" draw:layer="layout" svg:width="0.422cm" svg:height="0.471cm" svg:x="18.046cm" svg:y="10.06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435cm" svg:height="0.547cm" svg:x="1.981cm" svg:y="11.156cm">
          <draw:text-box>
            <text:p text:style-name="P2"><text:span text:style-name="T7">Diploma in Web </text:span></text:p>
          </draw:text-box>
        </draw:frame>
        <draw:frame draw:style-name="gr6" draw:text-style-name="P7" draw:layer="layout" svg:width="2.051cm" svg:height="0.547cm" svg:x="1.981cm" svg:y="11.723cm">
          <draw:text-box>
            <text:p text:style-name="P2"><text:span text:style-name="T7">Designing</text:span></text:p>
          </draw:text-box>
        </draw:frame>
        <draw:frame draw:style-name="gr4" draw:text-style-name="P5" draw:layer="layout" svg:width="0.422cm" svg:height="0.471cm" svg:x="4.014cm" svg:y="11.78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596cm" svg:height="0.547cm" svg:x="6.677cm" svg:y="11.156cm">
          <draw:text-box>
            <text:p text:style-name="P2"><text:span text:style-name="T7">Techgen Institute </text:span></text:p>
          </draw:text-box>
        </draw:frame>
        <draw:frame draw:style-name="gr6" draw:text-style-name="P7" draw:layer="layout" svg:width="1.179cm" svg:height="0.547cm" svg:x="6.677cm" svg:y="11.723cm">
          <draw:text-box>
            <text:p text:style-name="P2"><text:span text:style-name="T7">vashi.</text:span></text:p>
          </draw:text-box>
        </draw:frame>
        <draw:frame draw:style-name="gr4" draw:text-style-name="P5" draw:layer="layout" svg:width="0.422cm" svg:height="0.471cm" svg:x="7.842cm" svg:y="11.78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4.714cm" svg:height="0.547cm" svg:x="10.953cm" svg:y="11.156cm">
          <draw:text-box>
            <text:p text:style-name="P2"><text:span text:style-name="T7">Html, CSS, JavaScript, </text:span></text:p>
          </draw:text-box>
        </draw:frame>
        <draw:frame draw:style-name="gr6" draw:text-style-name="P7" draw:layer="layout" svg:width="1.505cm" svg:height="0.547cm" svg:x="10.953cm" svg:y="11.723cm">
          <draw:text-box>
            <text:p text:style-name="P2"><text:span text:style-name="T7">jQuery.</text:span></text:p>
          </draw:text-box>
        </draw:frame>
        <draw:frame draw:style-name="gr4" draw:text-style-name="P5" draw:layer="layout" svg:width="0.422cm" svg:height="0.471cm" svg:x="12.448cm" svg:y="11.78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912cm" svg:height="0.547cm" svg:x="16.429cm" svg:y="11.156cm">
          <draw:text-box>
            <text:p text:style-name="P2"><text:span text:style-name="T7">85%</text:span></text:p>
          </draw:text-box>
        </draw:frame>
        <draw:polygon draw:style-name="gr5" draw:text-style-name="P6" draw:layer="layout" svg:width="0.017cm" svg:height="0.017cm" svg:x="1.786cm" svg:y="11.118cm" svg:viewBox="0 0 18 18" draw:points="0,18 18,18 18,0 0,0">
          <text:p/>
        </draw:polygon>
        <draw:polygon draw:style-name="gr5" draw:text-style-name="P6" draw:layer="layout" svg:width="4.674cm" svg:height="0.017cm" svg:x="1.803cm" svg:y="11.118cm" svg:viewBox="0 0 4675 18" draw:points="0,18 4675,18 4675,0 0,0">
          <text:p/>
        </draw:polygon>
        <draw:polygon draw:style-name="gr5" draw:text-style-name="P6" draw:layer="layout" svg:width="0.017cm" svg:height="0.017cm" svg:x="6.477cm" svg:y="11.118cm" svg:viewBox="0 0 18 18" draw:points="0,18 18,18 18,0 0,0">
          <text:p/>
        </draw:polygon>
        <draw:polygon draw:style-name="gr5" draw:text-style-name="P6" draw:layer="layout" svg:width="4.26cm" svg:height="0.017cm" svg:x="6.494cm" svg:y="11.118cm" svg:viewBox="0 0 4261 18" draw:points="0,18 4261,18 4261,0 0,0">
          <text:p/>
        </draw:polygon>
        <draw:polygon draw:style-name="gr5" draw:text-style-name="P6" draw:layer="layout" svg:width="0.017cm" svg:height="0.017cm" svg:x="10.754cm" svg:y="11.118cm" svg:viewBox="0 0 18 18" draw:points="0,18 18,18 18,0 0,0">
          <text:p/>
        </draw:polygon>
        <draw:polygon draw:style-name="gr5" draw:text-style-name="P6" draw:layer="layout" svg:width="5.458cm" svg:height="0.017cm" svg:x="10.771cm" svg:y="11.118cm" svg:viewBox="0 0 5459 18" draw:points="0,18 5459,18 5459,0 0,0">
          <text:p/>
        </draw:polygon>
        <draw:polygon draw:style-name="gr5" draw:text-style-name="P6" draw:layer="layout" svg:width="0.017cm" svg:height="0.017cm" svg:x="16.229cm" svg:y="11.118cm" svg:viewBox="0 0 18 18" draw:points="0,18 18,18 18,0 0,0">
          <text:p/>
        </draw:polygon>
        <draw:polygon draw:style-name="gr5" draw:text-style-name="P6" draw:layer="layout" svg:width="3.548cm" svg:height="0.017cm" svg:x="16.246cm" svg:y="11.118cm" svg:viewBox="0 0 3549 18" draw:points="0,18 3549,18 3549,0 0,0">
          <text:p/>
        </draw:polygon>
        <draw:polygon draw:style-name="gr5" draw:text-style-name="P6" draw:layer="layout" svg:width="0.017cm" svg:height="0.017cm" svg:x="19.794cm" svg:y="11.118cm" svg:viewBox="0 0 18 18" draw:points="0,18 18,18 18,0 0,0">
          <text:p/>
        </draw:polygon>
        <draw:polygon draw:style-name="gr5" draw:text-style-name="P6" draw:layer="layout" svg:width="0.017cm" svg:height="1.134cm" svg:x="1.786cm" svg:y="11.135cm" svg:viewBox="0 0 18 1135" draw:points="0,1135 18,1135 18,0 0,0">
          <text:p/>
        </draw:polygon>
        <draw:polygon draw:style-name="gr5" draw:text-style-name="P6" draw:layer="layout" svg:width="0.017cm" svg:height="1.134cm" svg:x="6.477cm" svg:y="11.135cm" svg:viewBox="0 0 18 1135" draw:points="0,1135 18,1135 18,0 0,0">
          <text:p/>
        </draw:polygon>
        <draw:polygon draw:style-name="gr5" draw:text-style-name="P6" draw:layer="layout" svg:width="0.017cm" svg:height="1.134cm" svg:x="10.754cm" svg:y="11.135cm" svg:viewBox="0 0 18 1135" draw:points="0,1135 18,1135 18,0 0,0">
          <text:p/>
        </draw:polygon>
        <draw:polygon draw:style-name="gr5" draw:text-style-name="P6" draw:layer="layout" svg:width="0.017cm" svg:height="1.134cm" svg:x="16.229cm" svg:y="11.135cm" svg:viewBox="0 0 18 1135" draw:points="0,1135 18,1135 18,0 0,0">
          <text:p/>
        </draw:polygon>
        <draw:polygon draw:style-name="gr5" draw:text-style-name="P6" draw:layer="layout" svg:width="0.017cm" svg:height="1.134cm" svg:x="19.794cm" svg:y="11.135cm" svg:viewBox="0 0 18 1135" draw:points="0,1135 18,1135 18,0 0,0">
          <text:p/>
        </draw:polygon>
        <draw:frame draw:style-name="gr4" draw:text-style-name="P5" draw:layer="layout" svg:width="0.422cm" svg:height="0.471cm" svg:x="17.335cm" svg:y="11.2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2.457cm" svg:height="0.547cm" svg:x="1.981cm" svg:y="12.307cm">
          <draw:text-box>
            <text:p text:style-name="P2"><text:span text:style-name="T7">Bachelor of </text:span></text:p>
          </draw:text-box>
        </draw:frame>
        <draw:frame draw:style-name="gr6" draw:text-style-name="P7" draw:layer="layout" svg:width="2.114cm" svg:height="0.547cm" svg:x="1.981cm" svg:y="12.879cm">
          <draw:text-box>
            <text:p text:style-name="P2"><text:span text:style-name="T7">Computer </text:span></text:p>
          </draw:text-box>
        </draw:frame>
        <draw:frame draw:style-name="gr6" draw:text-style-name="P7" draw:layer="layout" svg:width="2.479cm" svg:height="0.547cm" svg:x="1.981cm" svg:y="13.446cm">
          <draw:text-box>
            <text:p text:style-name="P2"><text:span text:style-name="T7">Application.</text:span></text:p>
          </draw:text-box>
        </draw:frame>
        <draw:frame draw:style-name="gr4" draw:text-style-name="P5" draw:layer="layout" svg:width="0.422cm" svg:height="0.471cm" svg:x="4.437cm" svg:y="13.5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484cm" svg:height="0.547cm" svg:x="6.677cm" svg:y="12.307cm">
          <draw:text-box>
            <text:p text:style-name="P2"><text:span text:style-name="T7">BAMU</text:span></text:p>
          </draw:text-box>
        </draw:frame>
        <draw:frame draw:style-name="gr4" draw:text-style-name="P5" draw:layer="layout" svg:width="0.422cm" svg:height="0.471cm" svg:x="8.159cm" svg:y="12.37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4.468cm" svg:height="0.547cm" svg:x="10.953cm" svg:y="12.307cm">
          <draw:text-box>
            <text:p text:style-name="P2"><text:span text:style-name="T7">Computer Application</text:span></text:p>
          </draw:text-box>
        </draw:frame>
        <draw:frame draw:style-name="gr4" draw:text-style-name="P5" draw:layer="layout" svg:width="0.422cm" svg:height="0.471cm" svg:x="15.382cm" svg:y="12.37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534cm" svg:height="0.547cm" svg:x="16.429cm" svg:y="12.307cm">
          <draw:text-box>
            <text:p text:style-name="P2"><text:span text:style-name="T7">69.00%</text:span></text:p>
          </draw:text-box>
        </draw:frame>
        <draw:polygon draw:style-name="gr5" draw:text-style-name="P6" draw:layer="layout" svg:width="0.017cm" svg:height="0.017cm" svg:x="1.786cm" svg:y="12.269cm" svg:viewBox="0 0 18 18" draw:points="0,18 18,18 18,0 0,0">
          <text:p/>
        </draw:polygon>
        <draw:polygon draw:style-name="gr5" draw:text-style-name="P6" draw:layer="layout" svg:width="4.674cm" svg:height="0.017cm" svg:x="1.803cm" svg:y="12.269cm" svg:viewBox="0 0 4675 18" draw:points="0,18 4675,18 4675,0 0,0">
          <text:p/>
        </draw:polygon>
        <draw:polygon draw:style-name="gr5" draw:text-style-name="P6" draw:layer="layout" svg:width="0.017cm" svg:height="0.017cm" svg:x="6.477cm" svg:y="12.269cm" svg:viewBox="0 0 18 18" draw:points="0,18 18,18 18,0 0,0">
          <text:p/>
        </draw:polygon>
        <draw:polygon draw:style-name="gr5" draw:text-style-name="P6" draw:layer="layout" svg:width="4.26cm" svg:height="0.017cm" svg:x="6.494cm" svg:y="12.269cm" svg:viewBox="0 0 4261 18" draw:points="0,18 4261,18 4261,0 0,0">
          <text:p/>
        </draw:polygon>
        <draw:polygon draw:style-name="gr5" draw:text-style-name="P6" draw:layer="layout" svg:width="0.017cm" svg:height="0.017cm" svg:x="10.754cm" svg:y="12.269cm" svg:viewBox="0 0 18 18" draw:points="0,18 18,18 18,0 0,0">
          <text:p/>
        </draw:polygon>
        <draw:polygon draw:style-name="gr5" draw:text-style-name="P6" draw:layer="layout" svg:width="5.458cm" svg:height="0.017cm" svg:x="10.771cm" svg:y="12.269cm" svg:viewBox="0 0 5459 18" draw:points="0,18 5459,18 5459,0 0,0">
          <text:p/>
        </draw:polygon>
        <draw:polygon draw:style-name="gr5" draw:text-style-name="P6" draw:layer="layout" svg:width="0.017cm" svg:height="0.017cm" svg:x="16.229cm" svg:y="12.269cm" svg:viewBox="0 0 18 18" draw:points="0,18 18,18 18,0 0,0">
          <text:p/>
        </draw:polygon>
        <draw:polygon draw:style-name="gr5" draw:text-style-name="P6" draw:layer="layout" svg:width="3.548cm" svg:height="0.017cm" svg:x="16.246cm" svg:y="12.269cm" svg:viewBox="0 0 3549 18" draw:points="0,18 3549,18 3549,0 0,0">
          <text:p/>
        </draw:polygon>
        <draw:polygon draw:style-name="gr5" draw:text-style-name="P6" draw:layer="layout" svg:width="0.017cm" svg:height="0.017cm" svg:x="19.794cm" svg:y="12.269cm" svg:viewBox="0 0 18 18" draw:points="0,18 18,18 18,0 0,0">
          <text:p/>
        </draw:polygon>
        <draw:polygon draw:style-name="gr5" draw:text-style-name="P6" draw:layer="layout" svg:width="0.017cm" svg:height="1.706cm" svg:x="1.786cm" svg:y="12.286cm" svg:viewBox="0 0 18 1707" draw:points="0,1707 18,1707 18,0 0,0">
          <text:p/>
        </draw:polygon>
        <draw:polygon draw:style-name="gr5" draw:text-style-name="P6" draw:layer="layout" svg:width="0.017cm" svg:height="1.706cm" svg:x="6.477cm" svg:y="12.286cm" svg:viewBox="0 0 18 1707" draw:points="0,1707 18,1707 18,0 0,0">
          <text:p/>
        </draw:polygon>
        <draw:polygon draw:style-name="gr5" draw:text-style-name="P6" draw:layer="layout" svg:width="0.017cm" svg:height="1.706cm" svg:x="10.754cm" svg:y="12.286cm" svg:viewBox="0 0 18 1707" draw:points="0,1707 18,1707 18,0 0,0">
          <text:p/>
        </draw:polygon>
        <draw:polygon draw:style-name="gr5" draw:text-style-name="P6" draw:layer="layout" svg:width="0.017cm" svg:height="1.706cm" svg:x="16.229cm" svg:y="12.286cm" svg:viewBox="0 0 18 1707" draw:points="0,1707 18,1707 18,0 0,0">
          <text:p/>
        </draw:polygon>
        <draw:polygon draw:style-name="gr5" draw:text-style-name="P6" draw:layer="layout" svg:width="0.017cm" svg:height="1.706cm" svg:x="19.794cm" svg:y="12.286cm" svg:viewBox="0 0 18 1707" draw:points="0,1707 18,1707 18,0 0,0">
          <text:p/>
        </draw:polygon>
        <draw:frame draw:style-name="gr4" draw:text-style-name="P5" draw:layer="layout" svg:width="0.422cm" svg:height="0.471cm" svg:x="17.953cm" svg:y="12.37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963cm" svg:height="0.547cm" svg:x="1.981cm" svg:y="14.03cm">
          <draw:text-box>
            <text:p text:style-name="P2"><text:span text:style-name="T7">HSC</text:span></text:p>
          </draw:text-box>
        </draw:frame>
        <draw:frame draw:style-name="gr4" draw:text-style-name="P5" draw:layer="layout" svg:width="0.422cm" svg:height="0.471cm" svg:x="2.943cm" svg:y="14.09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997cm" svg:height="0.547cm" svg:x="6.677cm" svg:y="14.03cm">
          <draw:text-box>
            <text:p text:style-name="P2"><text:span text:style-name="T7">State</text:span></text:p>
          </draw:text-box>
        </draw:frame>
        <draw:frame draw:style-name="gr4" draw:text-style-name="P5" draw:layer="layout" svg:width="0.422cm" svg:height="0.471cm" svg:x="7.664cm" svg:y="14.09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547cm" svg:height="0.547cm" svg:x="10.953cm" svg:y="14.03cm">
          <draw:text-box>
            <text:p text:style-name="P2"><text:span text:style-name="T7">Science</text:span></text:p>
          </draw:text-box>
        </draw:frame>
        <draw:frame draw:style-name="gr4" draw:text-style-name="P5" draw:layer="layout" svg:width="0.422cm" svg:height="0.471cm" svg:x="12.491cm" svg:y="14.09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534cm" svg:height="0.547cm" svg:x="16.429cm" svg:y="14.03cm">
          <draw:text-box>
            <text:p text:style-name="P2"><text:span text:style-name="T7">65.00%</text:span></text:p>
          </draw:text-box>
        </draw:frame>
        <draw:polygon draw:style-name="gr5" draw:text-style-name="P6" draw:layer="layout" svg:width="0.017cm" svg:height="0.017cm" svg:x="1.786cm" svg:y="13.992cm" svg:viewBox="0 0 18 18" draw:points="0,18 18,18 18,0 0,0">
          <text:p/>
        </draw:polygon>
        <draw:polygon draw:style-name="gr5" draw:text-style-name="P6" draw:layer="layout" svg:width="4.674cm" svg:height="0.017cm" svg:x="1.803cm" svg:y="13.992cm" svg:viewBox="0 0 4675 18" draw:points="0,18 4675,18 4675,0 0,0">
          <text:p/>
        </draw:polygon>
        <draw:polygon draw:style-name="gr5" draw:text-style-name="P6" draw:layer="layout" svg:width="0.017cm" svg:height="0.017cm" svg:x="6.477cm" svg:y="13.992cm" svg:viewBox="0 0 18 18" draw:points="0,18 18,18 18,0 0,0">
          <text:p/>
        </draw:polygon>
        <draw:polygon draw:style-name="gr5" draw:text-style-name="P6" draw:layer="layout" svg:width="4.26cm" svg:height="0.017cm" svg:x="6.494cm" svg:y="13.992cm" svg:viewBox="0 0 4261 18" draw:points="0,18 4261,18 4261,0 0,0">
          <text:p/>
        </draw:polygon>
        <draw:polygon draw:style-name="gr5" draw:text-style-name="P6" draw:layer="layout" svg:width="0.017cm" svg:height="0.017cm" svg:x="10.754cm" svg:y="13.992cm" svg:viewBox="0 0 18 18" draw:points="0,18 18,18 18,0 0,0">
          <text:p/>
        </draw:polygon>
        <draw:polygon draw:style-name="gr5" draw:text-style-name="P6" draw:layer="layout" svg:width="5.458cm" svg:height="0.017cm" svg:x="10.771cm" svg:y="13.992cm" svg:viewBox="0 0 5459 18" draw:points="0,18 5459,18 5459,0 0,0">
          <text:p/>
        </draw:polygon>
        <draw:polygon draw:style-name="gr5" draw:text-style-name="P6" draw:layer="layout" svg:width="0.017cm" svg:height="0.017cm" svg:x="16.229cm" svg:y="13.992cm" svg:viewBox="0 0 18 18" draw:points="0,18 18,18 18,0 0,0">
          <text:p/>
        </draw:polygon>
        <draw:polygon draw:style-name="gr5" draw:text-style-name="P6" draw:layer="layout" svg:width="3.548cm" svg:height="0.017cm" svg:x="16.246cm" svg:y="13.992cm" svg:viewBox="0 0 3549 18" draw:points="0,18 3549,18 3549,0 0,0">
          <text:p/>
        </draw:polygon>
        <draw:polygon draw:style-name="gr5" draw:text-style-name="P6" draw:layer="layout" svg:width="0.017cm" svg:height="0.017cm" svg:x="19.794cm" svg:y="13.992cm" svg:viewBox="0 0 18 18" draw:points="0,18 18,18 18,0 0,0">
          <text:p/>
        </draw:polygon>
        <draw:polygon draw:style-name="gr5" draw:text-style-name="P6" draw:layer="layout" svg:width="0.017cm" svg:height="0.568cm" svg:x="1.786cm" svg:y="14.009cm" svg:viewBox="0 0 18 569" draw:points="0,569 18,569 18,0 0,0">
          <text:p/>
        </draw:polygon>
        <draw:polygon draw:style-name="gr5" draw:text-style-name="P6" draw:layer="layout" svg:width="0.017cm" svg:height="0.568cm" svg:x="6.477cm" svg:y="14.009cm" svg:viewBox="0 0 18 569" draw:points="0,569 18,569 18,0 0,0">
          <text:p/>
        </draw:polygon>
        <draw:polygon draw:style-name="gr5" draw:text-style-name="P6" draw:layer="layout" svg:width="0.017cm" svg:height="0.568cm" svg:x="10.754cm" svg:y="14.009cm" svg:viewBox="0 0 18 569" draw:points="0,569 18,569 18,0 0,0">
          <text:p/>
        </draw:polygon>
        <draw:polygon draw:style-name="gr5" draw:text-style-name="P6" draw:layer="layout" svg:width="0.017cm" svg:height="0.568cm" svg:x="16.229cm" svg:y="14.009cm" svg:viewBox="0 0 18 569" draw:points="0,569 18,569 18,0 0,0">
          <text:p/>
        </draw:polygon>
        <draw:polygon draw:style-name="gr5" draw:text-style-name="P6" draw:layer="layout" svg:width="0.017cm" svg:height="0.568cm" svg:x="19.794cm" svg:y="14.009cm" svg:viewBox="0 0 18 569" draw:points="0,569 18,569 18,0 0,0">
          <text:p/>
        </draw:polygon>
        <draw:frame draw:style-name="gr4" draw:text-style-name="P5" draw:layer="layout" svg:width="0.422cm" svg:height="0.471cm" svg:x="17.953cm" svg:y="14.09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883cm" svg:height="0.547cm" svg:x="1.981cm" svg:y="14.615cm">
          <draw:text-box>
            <text:p text:style-name="P2"><text:span text:style-name="T7">SSC</text:span></text:p>
          </draw:text-box>
        </draw:frame>
        <draw:frame draw:style-name="gr4" draw:text-style-name="P5" draw:layer="layout" svg:width="0.422cm" svg:height="0.471cm" svg:x="2.863cm" svg:y="14.67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997cm" svg:height="0.547cm" svg:x="6.677cm" svg:y="14.615cm">
          <draw:text-box>
            <text:p text:style-name="P2"><text:span text:style-name="T7">State</text:span></text:p>
          </draw:text-box>
        </draw:frame>
        <draw:frame draw:style-name="gr4" draw:text-style-name="P5" draw:layer="layout" svg:width="0.422cm" svg:height="0.471cm" svg:x="7.664cm" svg:y="14.67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547cm" svg:height="0.547cm" svg:x="10.953cm" svg:y="14.615cm">
          <draw:text-box>
            <text:p text:style-name="P2"><text:span text:style-name="T7">Science</text:span></text:p>
          </draw:text-box>
        </draw:frame>
        <draw:frame draw:style-name="gr4" draw:text-style-name="P5" draw:layer="layout" svg:width="0.422cm" svg:height="0.471cm" svg:x="12.491cm" svg:y="14.67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534cm" svg:height="0.547cm" svg:x="16.429cm" svg:y="14.615cm">
          <draw:text-box>
            <text:p text:style-name="P2"><text:span text:style-name="T7">80.36%</text:span></text:p>
          </draw:text-box>
        </draw:frame>
        <draw:polygon draw:style-name="gr5" draw:text-style-name="P6" draw:layer="layout" svg:width="0.017cm" svg:height="0.018cm" svg:x="1.786cm" svg:y="14.576cm" svg:viewBox="0 0 18 19" draw:points="0,19 18,19 18,0 0,0">
          <text:p/>
        </draw:polygon>
        <draw:polygon draw:style-name="gr5" draw:text-style-name="P6" draw:layer="layout" svg:width="4.674cm" svg:height="0.018cm" svg:x="1.803cm" svg:y="14.576cm" svg:viewBox="0 0 4675 19" draw:points="0,19 4675,19 4675,0 0,0">
          <text:p/>
        </draw:polygon>
        <draw:polygon draw:style-name="gr5" draw:text-style-name="P6" draw:layer="layout" svg:width="0.017cm" svg:height="0.018cm" svg:x="6.477cm" svg:y="14.576cm" svg:viewBox="0 0 18 19" draw:points="0,19 18,19 18,0 0,0">
          <text:p/>
        </draw:polygon>
        <draw:polygon draw:style-name="gr5" draw:text-style-name="P6" draw:layer="layout" svg:width="4.26cm" svg:height="0.018cm" svg:x="6.494cm" svg:y="14.576cm" svg:viewBox="0 0 4261 19" draw:points="0,19 4261,19 4261,0 0,0">
          <text:p/>
        </draw:polygon>
        <draw:polygon draw:style-name="gr5" draw:text-style-name="P6" draw:layer="layout" svg:width="0.017cm" svg:height="0.018cm" svg:x="10.754cm" svg:y="14.576cm" svg:viewBox="0 0 18 19" draw:points="0,19 18,19 18,0 0,0">
          <text:p/>
        </draw:polygon>
        <draw:polygon draw:style-name="gr5" draw:text-style-name="P6" draw:layer="layout" svg:width="5.458cm" svg:height="0.018cm" svg:x="10.771cm" svg:y="14.576cm" svg:viewBox="0 0 5459 19" draw:points="0,19 5459,19 5459,0 0,0">
          <text:p/>
        </draw:polygon>
        <draw:polygon draw:style-name="gr5" draw:text-style-name="P6" draw:layer="layout" svg:width="0.017cm" svg:height="0.018cm" svg:x="16.229cm" svg:y="14.576cm" svg:viewBox="0 0 18 19" draw:points="0,19 18,19 18,0 0,0">
          <text:p/>
        </draw:polygon>
        <draw:polygon draw:style-name="gr5" draw:text-style-name="P6" draw:layer="layout" svg:width="3.548cm" svg:height="0.018cm" svg:x="16.246cm" svg:y="14.576cm" svg:viewBox="0 0 3549 19" draw:points="0,19 3549,19 3549,0 0,0">
          <text:p/>
        </draw:polygon>
        <draw:polygon draw:style-name="gr5" draw:text-style-name="P6" draw:layer="layout" svg:width="0.017cm" svg:height="0.018cm" svg:x="19.794cm" svg:y="14.576cm" svg:viewBox="0 0 18 19" draw:points="0,19 18,19 18,0 0,0">
          <text:p/>
        </draw:polygon>
        <draw:polygon draw:style-name="gr5" draw:text-style-name="P6" draw:layer="layout" svg:width="0.017cm" svg:height="0.572cm" svg:x="1.786cm" svg:y="14.594cm" svg:viewBox="0 0 18 573" draw:points="0,573 18,573 18,0 0,0">
          <text:p/>
        </draw:polygon>
        <draw:polygon draw:style-name="gr5" draw:text-style-name="P6" draw:layer="layout" svg:width="0.017cm" svg:height="0.017cm" svg:x="1.786cm" svg:y="15.166cm" svg:viewBox="0 0 18 18" draw:points="0,18 18,18 18,0 0,0">
          <text:p/>
        </draw:polygon>
        <draw:polygon draw:style-name="gr5" draw:text-style-name="P6" draw:layer="layout" svg:width="0.017cm" svg:height="0.017cm" svg:x="1.786cm" svg:y="15.166cm" svg:viewBox="0 0 18 18" draw:points="0,18 18,18 18,0 0,0">
          <text:p/>
        </draw:polygon>
        <draw:polygon draw:style-name="gr5" draw:text-style-name="P6" draw:layer="layout" svg:width="4.674cm" svg:height="0.017cm" svg:x="1.803cm" svg:y="15.166cm" svg:viewBox="0 0 4675 18" draw:points="0,18 4675,18 4675,0 0,0">
          <text:p/>
        </draw:polygon>
        <draw:polygon draw:style-name="gr5" draw:text-style-name="P6" draw:layer="layout" svg:width="0.017cm" svg:height="0.572cm" svg:x="6.477cm" svg:y="14.594cm" svg:viewBox="0 0 18 573" draw:points="0,573 18,573 18,0 0,0">
          <text:p/>
        </draw:polygon>
        <draw:polygon draw:style-name="gr5" draw:text-style-name="P6" draw:layer="layout" svg:width="0.017cm" svg:height="0.017cm" svg:x="6.477cm" svg:y="15.166cm" svg:viewBox="0 0 18 18" draw:points="0,18 18,18 18,0 0,0">
          <text:p/>
        </draw:polygon>
        <draw:polygon draw:style-name="gr5" draw:text-style-name="P6" draw:layer="layout" svg:width="4.26cm" svg:height="0.017cm" svg:x="6.494cm" svg:y="15.166cm" svg:viewBox="0 0 4261 18" draw:points="0,18 4261,18 4261,0 0,0">
          <text:p/>
        </draw:polygon>
        <draw:polygon draw:style-name="gr5" draw:text-style-name="P6" draw:layer="layout" svg:width="0.017cm" svg:height="0.572cm" svg:x="10.754cm" svg:y="14.594cm" svg:viewBox="0 0 18 573" draw:points="0,573 18,573 18,0 0,0">
          <text:p/>
        </draw:polygon>
        <draw:polygon draw:style-name="gr5" draw:text-style-name="P6" draw:layer="layout" svg:width="0.017cm" svg:height="0.017cm" svg:x="10.754cm" svg:y="15.166cm" svg:viewBox="0 0 18 18" draw:points="0,18 18,18 18,0 0,0">
          <text:p/>
        </draw:polygon>
        <draw:polygon draw:style-name="gr5" draw:text-style-name="P6" draw:layer="layout" svg:width="5.458cm" svg:height="0.017cm" svg:x="10.771cm" svg:y="15.166cm" svg:viewBox="0 0 5459 18" draw:points="0,18 5459,18 5459,0 0,0">
          <text:p/>
        </draw:polygon>
        <draw:polygon draw:style-name="gr5" draw:text-style-name="P6" draw:layer="layout" svg:width="0.017cm" svg:height="0.572cm" svg:x="16.229cm" svg:y="14.594cm" svg:viewBox="0 0 18 573" draw:points="0,573 18,573 18,0 0,0">
          <text:p/>
        </draw:polygon>
        <draw:polygon draw:style-name="gr5" draw:text-style-name="P6" draw:layer="layout" svg:width="0.017cm" svg:height="0.017cm" svg:x="16.229cm" svg:y="15.166cm" svg:viewBox="0 0 18 18" draw:points="0,18 18,18 18,0 0,0">
          <text:p/>
        </draw:polygon>
        <draw:polygon draw:style-name="gr5" draw:text-style-name="P6" draw:layer="layout" svg:width="3.548cm" svg:height="0.017cm" svg:x="16.246cm" svg:y="15.166cm" svg:viewBox="0 0 3549 18" draw:points="0,18 3549,18 3549,0 0,0">
          <text:p/>
        </draw:polygon>
        <draw:polygon draw:style-name="gr5" draw:text-style-name="P6" draw:layer="layout" svg:width="0.017cm" svg:height="0.572cm" svg:x="19.794cm" svg:y="14.594cm" svg:viewBox="0 0 18 573" draw:points="0,573 18,573 18,0 0,0">
          <text:p/>
        </draw:polygon>
        <draw:polygon draw:style-name="gr5" draw:text-style-name="P6" draw:layer="layout" svg:width="0.017cm" svg:height="0.017cm" svg:x="19.794cm" svg:y="15.166cm" svg:viewBox="0 0 18 18" draw:points="0,18 18,18 18,0 0,0">
          <text:p/>
        </draw:polygon>
        <draw:polygon draw:style-name="gr5" draw:text-style-name="P6" draw:layer="layout" svg:width="0.017cm" svg:height="0.017cm" svg:x="19.794cm" svg:y="15.166cm" svg:viewBox="0 0 18 18" draw:points="0,18 18,18 18,0 0,0">
          <text:p/>
        </draw:polygon>
        <draw:frame draw:style-name="gr4" draw:text-style-name="P5" draw:layer="layout" svg:width="0.422cm" svg:height="0.471cm" svg:x="17.953cm" svg:y="14.67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22cm" svg:height="0.471cm" svg:x="2.019cm" svg:y="15.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71cm" svg:x="2.019cm" svg:y="15.68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71cm" svg:x="2.019cm" svg:y="16.173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4.34cm" svg:height="0.043cm" svg:x="2.019cm" svg:y="17.083cm" svg:viewBox="0 0 4341 44" draw:points="0,44 4341,44 4341,0 0,0">
          <text:p/>
        </draw:polygon>
        <draw:frame draw:style-name="gr4" draw:text-style-name="P5" draw:layer="layout" svg:width="4.456cm" svg:height="0.471cm" svg:x="2.019cm" svg:y="16.66cm">
          <draw:text-box>
            <text:p text:style-name="P2"><text:span text:style-name="T3">TECHNICAL SKILLS:</text:span><text:span text:style-name="T4"> </text:span></text:p>
          </draw:text-box>
        </draw:frame>
        <draw:frame draw:style-name="gr4" draw:text-style-name="P5" draw:layer="layout" svg:width="0.422cm" svg:height="0.471cm" svg:x="2.019cm" svg:y="17.147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2.157cm" svg:height="0.547cm" svg:x="2.007cm" svg:y="17.654cm">
          <draw:text-box>
            <text:p text:style-name="P2"><text:span text:style-name="T7">Languages</text:span></text:p>
          </draw:text-box>
        </draw:frame>
        <draw:frame draw:style-name="gr4" draw:text-style-name="P5" draw:layer="layout" svg:width="0.422cm" svg:height="0.471cm" svg:x="4.145cm" svg:y="17.71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5.81cm" svg:height="0.547cm" svg:x="7.165cm" svg:y="17.654cm">
          <draw:text-box>
            <text:p text:style-name="P2"><text:span text:style-name="T7"><text:s/></text:span><text:span text:style-name="T7">HTML and JavaScript, CSS.</text:span></text:p>
          </draw:text-box>
        </draw:frame>
        <draw:polygon draw:style-name="gr5" draw:text-style-name="P6" draw:layer="layout" svg:width="0.017cm" svg:height="0.017cm" svg:x="1.807cm" svg:y="17.617cm" svg:viewBox="0 0 18 18" draw:points="0,18 18,18 18,0 0,0">
          <text:p/>
        </draw:polygon>
        <draw:polygon draw:style-name="gr5" draw:text-style-name="P6" draw:layer="layout" svg:width="0.017cm" svg:height="0.017cm" svg:x="1.807cm" svg:y="17.617cm" svg:viewBox="0 0 18 18" draw:points="0,18 18,18 18,0 0,0">
          <text:p/>
        </draw:polygon>
        <draw:polygon draw:style-name="gr5" draw:text-style-name="P6" draw:layer="layout" svg:width="5.141cm" svg:height="0.017cm" svg:x="1.824cm" svg:y="17.617cm" svg:viewBox="0 0 5142 18" draw:points="0,18 5142,18 5142,0 0,0">
          <text:p/>
        </draw:polygon>
        <draw:polygon draw:style-name="gr5" draw:text-style-name="P6" draw:layer="layout" svg:width="0.017cm" svg:height="0.017cm" svg:x="6.965cm" svg:y="17.617cm" svg:viewBox="0 0 18 18" draw:points="0,18 18,18 18,0 0,0">
          <text:p/>
        </draw:polygon>
        <draw:polygon draw:style-name="gr5" draw:text-style-name="P6" draw:layer="layout" svg:width="11.034cm" svg:height="0.017cm" svg:x="6.982cm" svg:y="17.617cm" svg:viewBox="0 0 11035 18" draw:points="0,18 11035,18 11035,0 0,0">
          <text:p/>
        </draw:polygon>
        <draw:polygon draw:style-name="gr5" draw:text-style-name="P6" draw:layer="layout" svg:width="0.017cm" svg:height="0.017cm" svg:x="18.016cm" svg:y="17.617cm" svg:viewBox="0 0 18 18" draw:points="0,18 18,18 18,0 0,0">
          <text:p/>
        </draw:polygon>
        <draw:polygon draw:style-name="gr5" draw:text-style-name="P6" draw:layer="layout" svg:width="0.017cm" svg:height="0.017cm" svg:x="18.016cm" svg:y="17.617cm" svg:viewBox="0 0 18 18" draw:points="0,18 18,18 18,0 0,0">
          <text:p/>
        </draw:polygon>
        <draw:polygon draw:style-name="gr5" draw:text-style-name="P6" draw:layer="layout" svg:width="0.017cm" svg:height="0.677cm" svg:x="1.807cm" svg:y="17.634cm" svg:viewBox="0 0 18 678" draw:points="0,678 18,678 18,0 0,0">
          <text:p/>
        </draw:polygon>
        <draw:polygon draw:style-name="gr5" draw:text-style-name="P6" draw:layer="layout" svg:width="0.017cm" svg:height="0.677cm" svg:x="6.965cm" svg:y="17.634cm" svg:viewBox="0 0 18 678" draw:points="0,678 18,678 18,0 0,0">
          <text:p/>
        </draw:polygon>
        <draw:polygon draw:style-name="gr5" draw:text-style-name="P6" draw:layer="layout" svg:width="0.017cm" svg:height="0.677cm" svg:x="18.016cm" svg:y="17.634cm" svg:viewBox="0 0 18 678" draw:points="0,678 18,678 18,0 0,0">
          <text:p/>
        </draw:polygon>
        <draw:frame draw:style-name="gr4" draw:text-style-name="P5" draw:layer="layout" svg:width="0.422cm" svg:height="0.471cm" svg:x="12.956cm" svg:y="17.71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2.402cm" svg:height="0.547cm" svg:x="2.007cm" svg:y="18.349cm">
          <draw:text-box>
            <text:p text:style-name="P2"><text:span text:style-name="T7">Text Editor </text:span></text:p>
          </draw:text-box>
        </draw:frame>
        <draw:frame draw:style-name="gr4" draw:text-style-name="P5" draw:layer="layout" svg:width="0.422cm" svg:height="0.471cm" svg:x="4.395cm" svg:y="18.413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5.929cm" svg:height="0.547cm" svg:x="7.165cm" svg:y="18.349cm">
          <draw:text-box>
            <text:p text:style-name="P2"><text:span text:style-name="T7">Sublime, Visual Studio Code.</text:span></text:p>
          </draw:text-box>
        </draw:frame>
        <draw:polygon draw:style-name="gr5" draw:text-style-name="P6" draw:layer="layout" svg:width="0.017cm" svg:height="0.018cm" svg:x="1.807cm" svg:y="18.311cm" svg:viewBox="0 0 18 19" draw:points="0,19 18,19 18,0 0,0">
          <text:p/>
        </draw:polygon>
        <draw:polygon draw:style-name="gr5" draw:text-style-name="P6" draw:layer="layout" svg:width="5.141cm" svg:height="0.018cm" svg:x="1.824cm" svg:y="18.311cm" svg:viewBox="0 0 5142 19" draw:points="0,19 5142,19 5142,0 0,0">
          <text:p/>
        </draw:polygon>
        <draw:polygon draw:style-name="gr5" draw:text-style-name="P6" draw:layer="layout" svg:width="0.017cm" svg:height="0.018cm" svg:x="6.965cm" svg:y="18.311cm" svg:viewBox="0 0 18 19" draw:points="0,19 18,19 18,0 0,0">
          <text:p/>
        </draw:polygon>
        <draw:polygon draw:style-name="gr5" draw:text-style-name="P6" draw:layer="layout" svg:width="11.034cm" svg:height="0.018cm" svg:x="6.982cm" svg:y="18.311cm" svg:viewBox="0 0 11035 19" draw:points="0,19 11035,19 11035,0 0,0">
          <text:p/>
        </draw:polygon>
        <draw:polygon draw:style-name="gr5" draw:text-style-name="P6" draw:layer="layout" svg:width="0.017cm" svg:height="0.018cm" svg:x="18.016cm" svg:y="18.311cm" svg:viewBox="0 0 18 19" draw:points="0,19 18,19 18,0 0,0">
          <text:p/>
        </draw:polygon>
        <draw:polygon draw:style-name="gr5" draw:text-style-name="P6" draw:layer="layout" svg:width="0.017cm" svg:height="0.677cm" svg:x="1.807cm" svg:y="18.328cm" svg:viewBox="0 0 18 678" draw:points="0,678 18,678 18,0 0,0">
          <text:p/>
        </draw:polygon>
        <draw:polygon draw:style-name="gr5" draw:text-style-name="P6" draw:layer="layout" svg:width="0.017cm" svg:height="0.677cm" svg:x="6.965cm" svg:y="18.328cm" svg:viewBox="0 0 18 678" draw:points="0,678 18,678 18,0 0,0">
          <text:p/>
        </draw:polygon>
        <draw:polygon draw:style-name="gr5" draw:text-style-name="P6" draw:layer="layout" svg:width="0.017cm" svg:height="0.677cm" svg:x="18.016cm" svg:y="18.328cm" svg:viewBox="0 0 18 678" draw:points="0,678 18,678 18,0 0,0">
          <text:p/>
        </draw:polygon>
        <draw:frame draw:style-name="gr4" draw:text-style-name="P5" draw:layer="layout" svg:width="0.422cm" svg:height="0.471cm" svg:x="13.05cm" svg:y="18.413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579cm" svg:height="0.547cm" svg:x="2.007cm" svg:y="19.043cm">
          <draw:text-box>
            <text:p text:style-name="P2"><text:span text:style-name="T7">Operating System</text:span></text:p>
          </draw:text-box>
        </draw:frame>
        <draw:frame draw:style-name="gr4" draw:text-style-name="P5" draw:layer="layout" svg:width="0.422cm" svg:height="0.471cm" svg:x="5.559cm" svg:y="19.10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2.03cm" svg:height="0.547cm" svg:x="7.165cm" svg:y="19.043cm">
          <draw:text-box>
            <text:p text:style-name="P2"><text:span text:style-name="T7">Windows.</text:span></text:p>
          </draw:text-box>
        </draw:frame>
        <draw:polygon draw:style-name="gr5" draw:text-style-name="P6" draw:layer="layout" svg:width="0.017cm" svg:height="0.017cm" svg:x="1.807cm" svg:y="19.005cm" svg:viewBox="0 0 18 18" draw:points="0,18 18,18 18,0 0,0">
          <text:p/>
        </draw:polygon>
        <draw:polygon draw:style-name="gr5" draw:text-style-name="P6" draw:layer="layout" svg:width="5.141cm" svg:height="0.017cm" svg:x="1.824cm" svg:y="19.005cm" svg:viewBox="0 0 5142 18" draw:points="0,18 5142,18 5142,0 0,0">
          <text:p/>
        </draw:polygon>
        <draw:polygon draw:style-name="gr5" draw:text-style-name="P6" draw:layer="layout" svg:width="0.017cm" svg:height="0.017cm" svg:x="6.965cm" svg:y="19.005cm" svg:viewBox="0 0 18 18" draw:points="0,18 18,18 18,0 0,0">
          <text:p/>
        </draw:polygon>
        <draw:polygon draw:style-name="gr5" draw:text-style-name="P6" draw:layer="layout" svg:width="11.034cm" svg:height="0.017cm" svg:x="6.982cm" svg:y="19.005cm" svg:viewBox="0 0 11035 18" draw:points="0,18 11035,18 11035,0 0,0">
          <text:p/>
        </draw:polygon>
        <draw:polygon draw:style-name="gr5" draw:text-style-name="P6" draw:layer="layout" svg:width="0.017cm" svg:height="0.017cm" svg:x="18.016cm" svg:y="19.005cm" svg:viewBox="0 0 18 18" draw:points="0,18 18,18 18,0 0,0">
          <text:p/>
        </draw:polygon>
        <draw:polygon draw:style-name="gr5" draw:text-style-name="P6" draw:layer="layout" svg:width="0.017cm" svg:height="0.618cm" svg:x="1.807cm" svg:y="19.022cm" svg:viewBox="0 0 18 619" draw:points="0,619 18,619 18,0 0,0">
          <text:p/>
        </draw:polygon>
        <draw:polygon draw:style-name="gr5" draw:text-style-name="P6" draw:layer="layout" svg:width="0.017cm" svg:height="0.618cm" svg:x="6.965cm" svg:y="19.022cm" svg:viewBox="0 0 18 619" draw:points="0,619 18,619 18,0 0,0">
          <text:p/>
        </draw:polygon>
        <draw:polygon draw:style-name="gr5" draw:text-style-name="P6" draw:layer="layout" svg:width="0.017cm" svg:height="0.618cm" svg:x="18.016cm" svg:y="19.022cm" svg:viewBox="0 0 18 619" draw:points="0,619 18,619 18,0 0,0">
          <text:p/>
        </draw:polygon>
        <draw:frame draw:style-name="gr4" draw:text-style-name="P5" draw:layer="layout" svg:width="0.422cm" svg:height="0.471cm" svg:x="9.18cm" svg:y="19.10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2.411cm" svg:height="0.547cm" svg:x="2.007cm" svg:y="19.678cm">
          <draw:text-box>
            <text:p text:style-name="P2"><text:span text:style-name="T7">Framework </text:span></text:p>
          </draw:text-box>
        </draw:frame>
        <draw:polygon draw:style-name="gr5" draw:text-style-name="P6" draw:layer="layout" svg:width="0.017cm" svg:height="0.017cm" svg:x="1.807cm" svg:y="19.64cm" svg:viewBox="0 0 18 18" draw:points="0,18 18,18 18,0 0,0">
          <text:p/>
        </draw:polygon>
        <draw:polygon draw:style-name="gr5" draw:text-style-name="P6" draw:layer="layout" svg:width="5.141cm" svg:height="0.017cm" svg:x="1.824cm" svg:y="19.64cm" svg:viewBox="0 0 5142 18" draw:points="0,18 5142,18 5142,0 0,0">
          <text:p/>
        </draw:polygon>
        <draw:polygon draw:style-name="gr5" draw:text-style-name="P6" draw:layer="layout" svg:width="0.017cm" svg:height="0.017cm" svg:x="6.965cm" svg:y="19.64cm" svg:viewBox="0 0 18 18" draw:points="0,18 18,18 18,0 0,0">
          <text:p/>
        </draw:polygon>
        <draw:polygon draw:style-name="gr5" draw:text-style-name="P6" draw:layer="layout" svg:width="11.034cm" svg:height="0.017cm" svg:x="6.982cm" svg:y="19.64cm" svg:viewBox="0 0 11035 18" draw:points="0,18 11035,18 11035,0 0,0">
          <text:p/>
        </draw:polygon>
        <draw:polygon draw:style-name="gr5" draw:text-style-name="P6" draw:layer="layout" svg:width="0.017cm" svg:height="0.017cm" svg:x="18.016cm" svg:y="19.64cm" svg:viewBox="0 0 18 18" draw:points="0,18 18,18 18,0 0,0">
          <text:p/>
        </draw:polygon>
        <draw:polygon draw:style-name="gr5" draw:text-style-name="P6" draw:layer="layout" svg:width="0.017cm" svg:height="0.618cm" svg:x="1.807cm" svg:y="19.657cm" svg:viewBox="0 0 18 619" draw:points="0,619 18,619 18,0 0,0">
          <text:p/>
        </draw:polygon>
        <draw:polygon draw:style-name="gr5" draw:text-style-name="P6" draw:layer="layout" svg:width="0.017cm" svg:height="0.017cm" svg:x="1.807cm" svg:y="20.275cm" svg:viewBox="0 0 18 18" draw:points="0,18 18,18 18,0 0,0">
          <text:p/>
        </draw:polygon>
        <draw:polygon draw:style-name="gr5" draw:text-style-name="P6" draw:layer="layout" svg:width="0.017cm" svg:height="0.017cm" svg:x="1.807cm" svg:y="20.275cm" svg:viewBox="0 0 18 18" draw:points="0,18 18,18 18,0 0,0">
          <text:p/>
        </draw:polygon>
        <draw:polygon draw:style-name="gr5" draw:text-style-name="P6" draw:layer="layout" svg:width="5.141cm" svg:height="0.017cm" svg:x="1.824cm" svg:y="20.275cm" svg:viewBox="0 0 5142 18" draw:points="0,18 5142,18 5142,0 0,0">
          <text:p/>
        </draw:polygon>
        <draw:polygon draw:style-name="gr5" draw:text-style-name="P6" draw:layer="layout" svg:width="0.017cm" svg:height="0.618cm" svg:x="6.965cm" svg:y="19.657cm" svg:viewBox="0 0 18 619" draw:points="0,619 18,619 18,0 0,0">
          <text:p/>
        </draw:polygon>
        <draw:polygon draw:style-name="gr5" draw:text-style-name="P6" draw:layer="layout" svg:width="0.017cm" svg:height="0.017cm" svg:x="6.965cm" svg:y="20.275cm" svg:viewBox="0 0 18 18" draw:points="0,18 18,18 18,0 0,0">
          <text:p/>
        </draw:polygon>
        <draw:polygon draw:style-name="gr5" draw:text-style-name="P6" draw:layer="layout" svg:width="11.034cm" svg:height="0.017cm" svg:x="6.982cm" svg:y="20.275cm" svg:viewBox="0 0 11035 18" draw:points="0,18 11035,18 11035,0 0,0">
          <text:p/>
        </draw:polygon>
        <draw:polygon draw:style-name="gr5" draw:text-style-name="P6" draw:layer="layout" svg:width="0.017cm" svg:height="0.618cm" svg:x="18.016cm" svg:y="19.657cm" svg:viewBox="0 0 18 619" draw:points="0,619 18,619 18,0 0,0">
          <text:p/>
        </draw:polygon>
        <draw:polygon draw:style-name="gr5" draw:text-style-name="P6" draw:layer="layout" svg:width="0.017cm" svg:height="0.017cm" svg:x="18.016cm" svg:y="20.275cm" svg:viewBox="0 0 18 18" draw:points="0,18 18,18 18,0 0,0">
          <text:p/>
        </draw:polygon>
        <draw:polygon draw:style-name="gr5" draw:text-style-name="P6" draw:layer="layout" svg:width="0.017cm" svg:height="0.017cm" svg:x="18.016cm" svg:y="20.275cm" svg:viewBox="0 0 18 18" draw:points="0,18 18,18 18,0 0,0">
          <text:p/>
        </draw:polygon>
        <draw:frame draw:style-name="gr6" draw:text-style-name="P7" draw:layer="layout" svg:width="4.354cm" svg:height="0.547cm" svg:x="7.165cm" svg:y="19.678cm">
          <draw:text-box>
            <text:p text:style-name="P2"><text:span text:style-name="T7">Bootstrap,wordpress. </text:span></text:p>
          </draw:text-box>
        </draw:frame>
        <draw:polygon draw:style-name="gr5" draw:text-style-name="P6" draw:layer="layout" svg:width="0.004cm" svg:height="0.012cm" svg:x="0.91cm" svg:y="0.821cm" svg:viewBox="0 0 5 13" draw:points="0,13 5,13 5,0 0,0">
          <text:p/>
        </draw:polygon>
        <draw:polygon draw:style-name="gr5" draw:text-style-name="P6" draw:layer="layout" svg:width="0.012cm" svg:height="0.004cm" svg:x="0.91cm" svg:y="0.821cm" svg:viewBox="0 0 13 5" draw:points="0,5 13,5 13,0 0,0">
          <text:p/>
        </draw:polygon>
        <draw:polygon draw:style-name="gr1" draw:text-style-name="P1" draw:layer="layout" svg:width="0.004cm" svg:height="0.008cm" svg:x="0.914cm" svg:y="0.825cm" svg:viewBox="0 0 5 9" draw:points="0,9 5,9 5,0 0,0">
          <text:p/>
        </draw:polygon>
        <draw:polygon draw:style-name="gr1" draw:text-style-name="P1" draw:layer="layout" svg:width="0.008cm" svg:height="0.004cm" svg:x="0.914cm" svg:y="0.825cm" svg:viewBox="0 0 9 5" draw:points="0,5 9,5 9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19.749cm" svg:height="0.004cm" svg:x="0.922cm" svg:y="0.821cm" svg:viewBox="0 0 19750 5" draw:points="0,5 19750,5 19750,0 0,0">
          <text:p/>
        </draw:polygon>
        <draw:polygon draw:style-name="gr1" draw:text-style-name="P1" draw:layer="layout" svg:width="19.749cm" svg:height="0.004cm" svg:x="0.922cm" svg:y="0.825cm" svg:viewBox="0 0 19750 5" draw:points="0,5 19750,5 19750,0 0,0">
          <text:p/>
        </draw:polygon>
        <draw:polygon draw:style-name="gr5" draw:text-style-name="P6" draw:layer="layout" svg:width="19.749cm" svg:height="0.004cm" svg:x="0.922cm" svg:y="0.829cm" svg:viewBox="0 0 19750 5" draw:points="0,5 19750,5 19750,0 0,0">
          <text:p/>
        </draw:polygon>
        <draw:polygon draw:style-name="gr5" draw:text-style-name="P6" draw:layer="layout" svg:width="0.005cm" svg:height="0.012cm" svg:x="20.679cm" svg:y="0.821cm" svg:viewBox="0 0 6 13" draw:points="0,13 6,13 6,0 0,0">
          <text:p/>
        </draw:polygon>
        <draw:polygon draw:style-name="gr5" draw:text-style-name="P6" draw:layer="layout" svg:width="0.013cm" svg:height="0.004cm" svg:x="20.671cm" svg:y="0.821cm" svg:viewBox="0 0 14 5" draw:points="0,5 14,5 14,0 0,0">
          <text:p/>
        </draw:polygon>
        <draw:polygon draw:style-name="gr1" draw:text-style-name="P1" draw:layer="layout" svg:width="0.004cm" svg:height="0.008cm" svg:x="20.675cm" svg:y="0.825cm" svg:viewBox="0 0 5 9" draw:points="0,9 5,9 5,0 0,0">
          <text:p/>
        </draw:polygon>
        <draw:polygon draw:style-name="gr1" draw:text-style-name="P1" draw:layer="layout" svg:width="0.008cm" svg:height="0.004cm" svg:x="20.671cm" svg:y="0.825cm" svg:viewBox="0 0 9 5" draw:points="0,5 9,5 9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26.277cm" svg:x="0.91cm" svg:y="0.833cm" svg:viewBox="0 0 5 26278" draw:points="0,26278 5,26278 5,0 0,0">
          <text:p/>
        </draw:polygon>
        <draw:polygon draw:style-name="gr1" draw:text-style-name="P1" draw:layer="layout" svg:width="0.004cm" svg:height="26.277cm" svg:x="0.914cm" svg:y="0.833cm" svg:viewBox="0 0 5 26278" draw:points="0,26278 5,26278 5,0 0,0">
          <text:p/>
        </draw:polygon>
        <draw:polygon draw:style-name="gr5" draw:text-style-name="P6" draw:layer="layout" svg:width="0.004cm" svg:height="26.277cm" svg:x="0.918cm" svg:y="0.833cm" svg:viewBox="0 0 5 26278" draw:points="0,26278 5,26278 5,0 0,0">
          <text:p/>
        </draw:polygon>
        <draw:polygon draw:style-name="gr5" draw:text-style-name="P6" draw:layer="layout" svg:width="0.005cm" svg:height="26.277cm" svg:x="20.679cm" svg:y="0.833cm" svg:viewBox="0 0 6 26278" draw:points="0,26278 6,26278 6,0 0,0">
          <text:p/>
        </draw:polygon>
        <draw:polygon draw:style-name="gr1" draw:text-style-name="P1" draw:layer="layout" svg:width="0.004cm" svg:height="26.277cm" svg:x="20.675cm" svg:y="0.833cm" svg:viewBox="0 0 5 26278" draw:points="0,26278 5,26278 5,0 0,0">
          <text:p/>
        </draw:polygon>
        <draw:polygon draw:style-name="gr5" draw:text-style-name="P6" draw:layer="layout" svg:width="0.004cm" svg:height="26.277cm" svg:x="20.671cm" svg:y="0.833cm" svg:viewBox="0 0 5 26278" draw:points="0,26278 5,26278 5,0 0,0">
          <text:p/>
        </draw:polygon>
        <draw:polygon draw:style-name="gr5" draw:text-style-name="P6" draw:layer="layout" svg:width="0.004cm" svg:height="0.012cm" svg:x="0.91cm" svg:y="27.11cm" svg:viewBox="0 0 5 13" draw:points="0,13 5,13 5,0 0,0">
          <text:p/>
        </draw:polygon>
        <draw:polygon draw:style-name="gr5" draw:text-style-name="P6" draw:layer="layout" svg:width="0.012cm" svg:height="0.004cm" svg:x="0.91cm" svg:y="27.118cm" svg:viewBox="0 0 13 5" draw:points="0,5 13,5 13,0 0,0">
          <text:p/>
        </draw:polygon>
        <draw:polygon draw:style-name="gr1" draw:text-style-name="P1" draw:layer="layout" svg:width="0.004cm" svg:height="0.008cm" svg:x="0.914cm" svg:y="27.11cm" svg:viewBox="0 0 5 9" draw:points="0,9 5,9 5,0 0,0">
          <text:p/>
        </draw:polygon>
        <draw:polygon draw:style-name="gr1" draw:text-style-name="P1" draw:layer="layout" svg:width="0.008cm" svg:height="0.004cm" svg:x="0.914cm" svg:y="27.114cm" svg:viewBox="0 0 9 5" draw:points="0,5 9,5 9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19.749cm" svg:height="0.004cm" svg:x="0.922cm" svg:y="27.118cm" svg:viewBox="0 0 19750 5" draw:points="0,5 19750,5 19750,0 0,0">
          <text:p/>
        </draw:polygon>
        <draw:polygon draw:style-name="gr1" draw:text-style-name="P1" draw:layer="layout" svg:width="19.749cm" svg:height="0.004cm" svg:x="0.922cm" svg:y="27.114cm" svg:viewBox="0 0 19750 5" draw:points="0,5 19750,5 19750,0 0,0">
          <text:p/>
        </draw:polygon>
        <draw:polygon draw:style-name="gr5" draw:text-style-name="P6" draw:layer="layout" svg:width="19.749cm" svg:height="0.004cm" svg:x="0.922cm" svg:y="27.11cm" svg:viewBox="0 0 19750 5" draw:points="0,5 19750,5 19750,0 0,0">
          <text:p/>
        </draw:polygon>
        <draw:polygon draw:style-name="gr5" draw:text-style-name="P6" draw:layer="layout" svg:width="0.005cm" svg:height="0.012cm" svg:x="20.679cm" svg:y="27.11cm" svg:viewBox="0 0 6 13" draw:points="0,13 6,13 6,0 0,0">
          <text:p/>
        </draw:polygon>
        <draw:polygon draw:style-name="gr5" draw:text-style-name="P6" draw:layer="layout" svg:width="0.013cm" svg:height="0.004cm" svg:x="20.671cm" svg:y="27.118cm" svg:viewBox="0 0 14 5" draw:points="0,5 14,5 14,0 0,0">
          <text:p/>
        </draw:polygon>
        <draw:polygon draw:style-name="gr1" draw:text-style-name="P1" draw:layer="layout" svg:width="0.004cm" svg:height="0.008cm" svg:x="20.675cm" svg:y="27.11cm" svg:viewBox="0 0 5 9" draw:points="0,9 5,9 5,0 0,0">
          <text:p/>
        </draw:polygon>
        <draw:polygon draw:style-name="gr1" draw:text-style-name="P1" draw:layer="layout" svg:width="0.008cm" svg:height="0.004cm" svg:x="20.671cm" svg:y="27.114cm" svg:viewBox="0 0 9 5" draw:points="0,5 9,5 9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frame draw:style-name="gr8" draw:text-style-name="P9" draw:layer="layout" svg:width="0.562cm" svg:height="0.628cm" svg:x="2.019cm" svg:y="20.317cm">
          <draw:text-box>
            <text:p text:style-name="P2"><text:span text:style-name="T9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2" draw:text-style-name="P3" draw:layer="layout" svg:width="0.388cm" svg:height="0.433cm" svg:x="2.019cm" svg:y="1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33cm" svg:x="2.019cm" svg:y="1.71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71cm" svg:x="2.019cm" svg:y="2.163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8.016cm" svg:height="0.547cm" svg:x="2.019cm" svg:y="2.654cm">
          <draw:text-box>
            <text:p text:style-name="P2"><text:span text:style-name="T8">CHRONOLOGY OF EXPERIENCE:</text:span></text:p>
          </draw:text-box>
        </draw:frame>
        <draw:polygon draw:style-name="gr5" draw:text-style-name="P6" draw:layer="layout" svg:width="17.661cm" svg:height="0.017cm" svg:x="1.968cm" svg:y="3.234cm" svg:viewBox="0 0 17662 18" draw:points="0,18 17662,18 17662,0 0,0">
          <text:p/>
        </draw:polygon>
        <draw:frame draw:style-name="gr4" draw:text-style-name="P5" draw:layer="layout" svg:width="0.422cm" svg:height="0.471cm" svg:x="10.035cm" svg:y="2.718cm">
          <draw:text-box>
            <text:p text:style-name="P2"><text:span text:style-name="T4"><text:s/></text:span></text:p>
          </draw:text-box>
        </draw:frame>
        <draw:frame draw:style-name="gr8" draw:text-style-name="P9" draw:layer="layout" svg:width="0.562cm" svg:height="0.628cm" svg:x="2.019cm" svg:y="3.279cm">
          <draw:text-box>
            <text:p text:style-name="P2"><text:span text:style-name="T9"><text:s/></text:span></text:p>
          </draw:text-box>
        </draw:frame>
        <draw:frame draw:style-name="gr8" draw:text-style-name="P9" draw:layer="layout" svg:width="4.155cm" svg:height="0.628cm" svg:x="2.019cm" svg:y="3.927cm">
          <draw:text-box>
            <text:p text:style-name="P2"><text:span text:style-name="T9">Susha Branding. </text:span></text:p>
          </draw:text-box>
        </draw:frame>
        <draw:frame draw:style-name="gr4" draw:text-style-name="P5" draw:layer="layout" svg:width="3.066cm" svg:height="0.471cm" svg:x="2.019cm" svg:y="4.572cm">
          <draw:text-box>
            <text:p text:style-name="P2"><text:span text:style-name="T4">Role: </text:span><text:span text:style-name="T3">Developer <text:s/></text:span></text:p>
          </draw:text-box>
        </draw:frame>
        <draw:frame draw:style-name="gr4" draw:text-style-name="P5" draw:layer="layout" svg:width="2.339cm" svg:height="0.471cm" svg:x="2.019cm" svg:y="5.059cm">
          <draw:text-box>
            <text:p text:style-name="P2"><text:span text:style-name="T4">Team Size: </text:span><text:span text:style-name="T3">3 </text:span></text:p>
          </draw:text-box>
        </draw:frame>
        <draw:frame draw:style-name="gr4" draw:text-style-name="P5" draw:layer="layout" svg:width="6.975cm" svg:height="0.471cm" svg:x="2.019cm" svg:y="5.546cm">
          <draw:text-box>
            <text:p text:style-name="P2"><text:span text:style-name="T4">Project:</text:span><text:span text:style-name="T3"> Susha Branding Official Web. </text:span></text:p>
          </draw:text-box>
        </draw:frame>
        <draw:frame draw:style-name="gr4" draw:text-style-name="P5" draw:layer="layout" svg:width="10.547cm" svg:height="0.471cm" svg:x="2.019cm" svg:y="6.033cm">
          <draw:text-box>
            <text:p text:style-name="P2"><text:span text:style-name="T4">Environment:</text:span><text:span text:style-name="T3"> HTML, CSS, BOOTSTRAP,JAVASCRIPT. </text:span></text:p>
          </draw:text-box>
        </draw:frame>
        <draw:frame draw:style-name="gr4" draw:text-style-name="P5" draw:layer="layout" svg:width="4.998cm" svg:height="0.471cm" svg:x="2.019cm" svg:y="6.52cm">
          <draw:text-box>
            <text:p text:style-name="P2"><text:span text:style-name="T4">Tools: </text:span><text:span text:style-name="T3">Visual Studio Code.</text:span><text:span text:style-name="T4"> <text:s/></text:span></text:p>
          </draw:text-box>
        </draw:frame>
        <draw:frame draw:style-name="gr6" draw:text-style-name="P7" draw:layer="layout" svg:width="0.988cm" svg:height="0.547cm" svg:x="2.019cm" svg:y="7.141cm">
          <draw:text-box>
            <text:p text:style-name="P2"><text:span text:style-name="T7">URL</text:span></text:p>
          </draw:text-box>
        </draw:frame>
        <draw:frame draw:style-name="gr3" draw:text-style-name="P4" draw:layer="layout" svg:width="0.634cm" svg:height="0.704cm" svg:x="3.011cm" svg:y="7.017cm">
          <draw:text-box>
            <text:p text:style-name="P2"><text:span text:style-name="T2">: </text:span></text:p>
          </draw:text-box>
        </draw:frame>
        <draw:polygon draw:style-name="gr9" draw:text-style-name="P10" draw:layer="layout" svg:width="5.842cm" svg:height="0.055cm" svg:x="3.383cm" svg:y="7.641cm" svg:viewBox="0 0 5843 56" draw:points="0,56 5843,56 5843,0 0,0">
          <text:p/>
        </draw:polygon>
        <draw:frame draw:style-name="gr8" draw:text-style-name="P9" draw:layer="layout" svg:width="6.123cm" svg:height="0.628cm" svg:x="3.383cm" svg:y="7.081cm">
          <draw:text-box>
            <text:p text:style-name="P2"><text:span text:style-name="T10">http://sushabranding.in/ <text:s/></text:span></text:p>
          </draw:text-box>
        </draw:frame>
        <draw:polygon draw:style-name="gr1" draw:text-style-name="P1" draw:layer="layout" svg:width="17.559cm" svg:height="0.488cm" svg:x="2.019cm" svg:y="8.285cm" svg:viewBox="0 0 17560 489" draw:points="0,489 17560,489 17560,0 0,0">
          <text:p/>
        </draw:polygon>
        <draw:frame draw:style-name="gr6" draw:text-style-name="P7" draw:layer="layout" svg:width="2.745cm" svg:height="0.547cm" svg:x="2.019cm" svg:y="7.738cm">
          <draw:text-box>
            <text:p text:style-name="P2"><text:span text:style-name="T8">Description: </text:span></text:p>
          </draw:text-box>
        </draw:frame>
        <draw:polygon draw:style-name="gr1" draw:text-style-name="P1" draw:layer="layout" svg:width="17.559cm" svg:height="0.487cm" svg:x="2.019cm" svg:y="8.773cm" svg:viewBox="0 0 17560 488" draw:points="0,488 17560,488 17560,0 0,0">
          <text:p/>
        </draw:polygon>
        <draw:frame draw:style-name="gr4" draw:text-style-name="P5" draw:layer="layout" svg:width="17.879cm" svg:height="0.471cm" svg:x="2.019cm" svg:y="8.303cm">
          <draw:text-box>
            <text:p text:style-name="P2"><text:span text:style-name="T11">SUSHA <text:s/>Branding <text:s/>Solutions <text:s/>PVT. <text:s/>LTD <text:s/>Provides <text:s/>all <text:s/>kind <text:s/>of <text:s/>services <text:s/>like <text:s/>Websites <text:s/>Development, </text:span></text:p>
          </draw:text-box>
        </draw:frame>
        <draw:polygon draw:style-name="gr1" draw:text-style-name="P1" draw:layer="layout" svg:width="6.694cm" svg:height="0.486cm" svg:x="2.019cm" svg:y="9.26cm" svg:viewBox="0 0 6695 487" draw:points="0,487 6695,487 6695,0 0,0">
          <text:p/>
        </draw:polygon>
        <draw:frame draw:style-name="gr4" draw:text-style-name="P5" draw:layer="layout" svg:width="17.985cm" svg:height="0.471cm" svg:x="2.019cm" svg:y="8.79cm">
          <draw:text-box>
            <text:p text:style-name="P2"><text:span text:style-name="T11">Branding, <text:s/>Digital <text:s/>Marketing, <text:s/>Social <text:s/>Media <text:s/>Marketing, <text:s/>Business <text:s/>Stationery <text:s/>and <text:s/>Business <text:s/>Strategies </text:span></text:p>
          </draw:text-box>
        </draw:frame>
        <draw:frame draw:style-name="gr4" draw:text-style-name="P5" draw:layer="layout" svg:width="6.801cm" svg:height="0.471cm" svg:x="2.019cm" svg:y="9.277cm">
          <draw:text-box>
            <text:p text:style-name="P2"><text:span text:style-name="T11">which will help to boost your Business. </text:span></text:p>
          </draw:text-box>
        </draw:frame>
        <draw:frame draw:style-name="gr4" draw:text-style-name="P5" draw:layer="layout" svg:width="3.075cm" svg:height="0.471cm" svg:x="2.019cm" svg:y="9.763cm">
          <draw:text-box>
            <text:p text:style-name="P2"><text:span text:style-name="T3">Responsibilities: </text:span></text:p>
          </draw:text-box>
        </draw:frame>
        <draw:frame draw:style-name="gr4" draw:text-style-name="P5" draw:layer="layout" svg:width="0.422cm" svg:height="0.522cm" svg:x="2.499cm" svg:y="10.232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0.27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7.156cm" svg:height="0.471cm" svg:x="3.134cm" svg:y="10.28cm">
          <draw:text-box>
            <text:p text:style-name="P2"><text:span text:style-name="T4">Design the web pages as per requirement. </text:span></text:p>
          </draw:text-box>
        </draw:frame>
        <draw:frame draw:style-name="gr4" draw:text-style-name="P5" draw:layer="layout" svg:width="0.422cm" svg:height="0.522cm" svg:x="2.499cm" svg:y="10.748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0.79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792cm" svg:height="0.471cm" svg:x="3.134cm" svg:y="10.796cm">
          <draw:text-box>
            <text:p text:style-name="P2"><text:span text:style-name="T4">Create Banner using google photoshop. </text:span></text:p>
          </draw:text-box>
        </draw:frame>
        <draw:frame draw:style-name="gr4" draw:text-style-name="P5" draw:layer="layout" svg:width="0.422cm" svg:height="0.522cm" svg:x="2.499cm" svg:y="11.269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1.311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945cm" svg:height="0.471cm" svg:x="3.134cm" svg:y="11.317cm">
          <draw:text-box>
            <text:p text:style-name="P2"><text:span text:style-name="T4">Implement Search Engine Optimization. </text:span></text:p>
          </draw:text-box>
        </draw:frame>
        <draw:frame draw:style-name="gr4" draw:text-style-name="P5" draw:layer="layout" svg:width="0.422cm" svg:height="0.522cm" svg:x="2.499cm" svg:y="11.78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1.82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187cm" svg:height="0.471cm" svg:x="3.134cm" svg:y="11.834cm">
          <draw:text-box>
            <text:p text:style-name="P2"><text:span text:style-name="T4">Implement email facility using Php. </text:span></text:p>
          </draw:text-box>
        </draw:frame>
        <draw:frame draw:style-name="gr4" draw:text-style-name="P5" draw:layer="layout" svg:width="0.422cm" svg:height="0.522cm" svg:x="2.499cm" svg:y="12.302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2.34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134cm" svg:y="12.35cm">
          <draw:text-box>
            <text:p text:style-name="P2"><text:span text:style-name="T4">Web Hosting. </text:span></text:p>
          </draw:text-box>
        </draw:frame>
        <draw:frame draw:style-name="gr8" draw:text-style-name="P9" draw:layer="layout" svg:width="0.562cm" svg:height="0.628cm" svg:x="2.019cm" svg:y="12.844cm">
          <draw:text-box>
            <text:p text:style-name="P2"><text:span text:style-name="T10"><text:s/></text:span></text:p>
          </draw:text-box>
        </draw:frame>
        <draw:frame draw:style-name="gr8" draw:text-style-name="P9" draw:layer="layout" svg:width="4.155cm" svg:height="0.628cm" svg:x="2.019cm" svg:y="13.491cm">
          <draw:text-box>
            <text:p text:style-name="P2"><text:span text:style-name="T9">Susha Branding. </text:span></text:p>
          </draw:text-box>
        </draw:frame>
        <draw:frame draw:style-name="gr4" draw:text-style-name="P5" draw:layer="layout" svg:width="5.095cm" svg:height="0.471cm" svg:x="2.019cm" svg:y="14.268cm">
          <draw:text-box>
            <text:p text:style-name="P2"><text:span text:style-name="T4">Client Name: Accu Tax Legal</text:span></text:p>
          </draw:text-box>
        </draw:frame>
        <draw:frame draw:style-name="gr8" draw:text-style-name="P9" draw:layer="layout" svg:width="0.562cm" svg:height="0.628cm" svg:x="7.122cm" svg:y="14.144cm">
          <draw:text-box>
            <text:p text:style-name="P2"><text:span text:style-name="T9">. </text:span></text:p>
          </draw:text-box>
        </draw:frame>
        <draw:frame draw:style-name="gr4" draw:text-style-name="P5" draw:layer="layout" svg:width="3.066cm" svg:height="0.471cm" svg:x="2.019cm" svg:y="14.785cm">
          <draw:text-box>
            <text:p text:style-name="P2"><text:span text:style-name="T4">Role: </text:span><text:span text:style-name="T3">Developer <text:s/></text:span></text:p>
          </draw:text-box>
        </draw:frame>
        <draw:frame draw:style-name="gr4" draw:text-style-name="P5" draw:layer="layout" svg:width="2.339cm" svg:height="0.471cm" svg:x="2.019cm" svg:y="15.272cm">
          <draw:text-box>
            <text:p text:style-name="P2"><text:span text:style-name="T4">Team Size: </text:span><text:span text:style-name="T3">3 </text:span></text:p>
          </draw:text-box>
        </draw:frame>
        <draw:frame draw:style-name="gr4" draw:text-style-name="P5" draw:layer="layout" svg:width="6.903cm" svg:height="0.471cm" svg:x="2.019cm" svg:y="15.759cm">
          <draw:text-box>
            <text:p text:style-name="P2"><text:span text:style-name="T4">Project:</text:span><text:span text:style-name="T3"> Accu Tax Legal Official Web. </text:span></text:p>
          </draw:text-box>
        </draw:frame>
        <draw:frame draw:style-name="gr4" draw:text-style-name="P5" draw:layer="layout" svg:width="10.547cm" svg:height="0.471cm" svg:x="2.019cm" svg:y="16.245cm">
          <draw:text-box>
            <text:p text:style-name="P2"><text:span text:style-name="T4">Environment:</text:span><text:span text:style-name="T3"> HTML, CSS, BOOTSTRAP,JAVASCRIPT. </text:span></text:p>
          </draw:text-box>
        </draw:frame>
        <draw:frame draw:style-name="gr4" draw:text-style-name="P5" draw:layer="layout" svg:width="4.998cm" svg:height="0.471cm" svg:x="2.019cm" svg:y="16.732cm">
          <draw:text-box>
            <text:p text:style-name="P2"><text:span text:style-name="T4">Tools: </text:span><text:span text:style-name="T3">Visual Studio Code.</text:span><text:span text:style-name="T4"> <text:s/></text:span></text:p>
          </draw:text-box>
        </draw:frame>
        <draw:frame draw:style-name="gr6" draw:text-style-name="P7" draw:layer="layout" svg:width="0.988cm" svg:height="0.547cm" svg:x="2.019cm" svg:y="17.354cm">
          <draw:text-box>
            <text:p text:style-name="P2"><text:span text:style-name="T7">URL</text:span></text:p>
          </draw:text-box>
        </draw:frame>
        <draw:frame draw:style-name="gr3" draw:text-style-name="P4" draw:layer="layout" svg:width="0.634cm" svg:height="0.704cm" svg:x="3.011cm" svg:y="17.229cm">
          <draw:text-box>
            <text:p text:style-name="P2"><text:span text:style-name="T2">: </text:span></text:p>
          </draw:text-box>
        </draw:frame>
        <draw:polygon draw:style-name="gr9" draw:text-style-name="P10" draw:layer="layout" svg:width="4.907cm" svg:height="0.025cm" svg:x="3.379cm" svg:y="17.854cm" svg:viewBox="0 0 4908 26" draw:points="0,26 4908,26 4908,0 0,0">
          <text:p/>
        </draw:polygon>
        <draw:frame draw:style-name="gr8" draw:text-style-name="P9" draw:layer="layout" svg:width="5.188cm" svg:height="0.628cm" svg:x="3.379cm" svg:y="17.294cm">
          <draw:text-box>
            <text:p text:style-name="P2"><text:span text:style-name="T14">http://accutaxlegal.in/ </text:span><text:span text:style-name="T10"><text:s/></text:span></text:p>
          </draw:text-box>
        </draw:frame>
        <draw:frame draw:style-name="gr6" draw:text-style-name="P7" draw:layer="layout" svg:width="2.745cm" svg:height="0.547cm" svg:x="2.019cm" svg:y="17.955cm">
          <draw:text-box>
            <text:p text:style-name="P2"><text:span text:style-name="T8">Description: </text:span></text:p>
          </draw:text-box>
        </draw:frame>
        <draw:polygon draw:style-name="gr1" draw:text-style-name="P1" draw:layer="layout" svg:width="17.559cm" svg:height="0.487cm" svg:x="2.019cm" svg:y="18.988cm" svg:viewBox="0 0 17560 488" draw:points="0,488 17560,488 17560,0 0,0">
          <text:p/>
        </draw:polygon>
        <draw:frame draw:style-name="gr4" draw:text-style-name="P5" draw:layer="layout" svg:width="0.422cm" svg:height="0.471cm" svg:x="2.019cm" svg:y="18.519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17.559cm" svg:height="0.487cm" svg:x="2.019cm" svg:y="19.475cm" svg:viewBox="0 0 17560 488" draw:points="0,488 17560,488 17560,0 0,0">
          <text:p/>
        </draw:polygon>
        <draw:frame draw:style-name="gr4" draw:text-style-name="P5" draw:layer="layout" svg:width="18.286cm" svg:height="0.471cm" svg:x="2.019cm" svg:y="19.005cm">
          <draw:text-box>
            <text:p text:style-name="P2"><text:span text:style-name="T11">Ajay <text:s/>Patil <text:s/>&amp; <text:s/>Associates, <text:s/>Chartered <text:s/>Accountants, <text:s/>is <text:s/>one <text:s/>of <text:s/>the <text:s/>foremost <text:s/>Chartered <text:s/>Accountant <text:s/>Firm </text:span></text:p>
          </draw:text-box>
        </draw:frame>
        <draw:polygon draw:style-name="gr1" draw:text-style-name="P1" draw:layer="layout" svg:width="17.559cm" svg:height="0.487cm" svg:x="2.019cm" svg:y="19.962cm" svg:viewBox="0 0 17560 488" draw:points="0,488 17560,488 17560,0 0,0">
          <text:p/>
        </draw:polygon>
        <draw:frame draw:style-name="gr4" draw:text-style-name="P5" draw:layer="layout" svg:width="18.222cm" svg:height="0.471cm" svg:x="2.019cm" svg:y="19.492cm">
          <draw:text-box>
            <text:p text:style-name="P2"><text:span text:style-name="T11">consists <text:s/>of <text:s/>Professionally <text:s/>Qualified <text:s/>person <text:s/>who <text:s/>have <text:s/>superior <text:s/>quality <text:s/>experience <text:s/>in <text:s/>different <text:s/>fields. </text:span></text:p>
          </draw:text-box>
        </draw:frame>
        <draw:polygon draw:style-name="gr1" draw:text-style-name="P1" draw:layer="layout" svg:width="1.211cm" svg:height="0.488cm" svg:x="2.019cm" svg:y="20.449cm" svg:viewBox="0 0 1212 489" draw:points="0,489 1212,489 1212,0 0,0">
          <text:p/>
        </draw:polygon>
        <draw:frame draw:style-name="gr4" draw:text-style-name="P5" draw:layer="layout" svg:width="17.575cm" svg:height="0.471cm" svg:x="2.019cm" svg:y="19.979cm">
          <draw:text-box>
            <text:p text:style-name="P2"><text:span text:style-name="T11">The firm is registered with the Institute of Chartered Accountants of India in the year 2011, founded by </text:span></text:p>
          </draw:text-box>
        </draw:frame>
        <draw:frame draw:style-name="gr4" draw:text-style-name="P5" draw:layer="layout" svg:width="1.319cm" svg:height="0.471cm" svg:x="2.019cm" svg:y="20.467cm">
          <draw:text-box>
            <text:p text:style-name="P2"><text:span text:style-name="T11">the CA </text:span></text:p>
          </draw:text-box>
        </draw:frame>
        <draw:frame draw:style-name="gr4" draw:text-style-name="P5" draw:layer="layout" svg:width="3.075cm" svg:height="0.471cm" svg:x="2.019cm" svg:y="20.954cm">
          <draw:text-box>
            <text:p text:style-name="P2"><text:span text:style-name="T3">Responsibilities: </text:span></text:p>
          </draw:text-box>
        </draw:frame>
        <draw:frame draw:style-name="gr4" draw:text-style-name="P5" draw:layer="layout" svg:width="0.422cm" svg:height="0.471cm" svg:x="2.019cm" svg:y="21.44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522cm" svg:x="2.499cm" svg:y="21.909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1.951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7.156cm" svg:height="0.471cm" svg:x="3.134cm" svg:y="21.957cm">
          <draw:text-box>
            <text:p text:style-name="P2"><text:span text:style-name="T4">Design the web pages as per requirement. </text:span></text:p>
          </draw:text-box>
        </draw:frame>
        <draw:frame draw:style-name="gr4" draw:text-style-name="P5" draw:layer="layout" svg:width="0.422cm" svg:height="0.522cm" svg:x="2.499cm" svg:y="22.42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2.46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792cm" svg:height="0.471cm" svg:x="3.134cm" svg:y="22.474cm">
          <draw:text-box>
            <text:p text:style-name="P2"><text:span text:style-name="T4">Create Banner using google photoshop. </text:span></text:p>
          </draw:text-box>
        </draw:frame>
        <draw:frame draw:style-name="gr4" draw:text-style-name="P5" draw:layer="layout" svg:width="0.422cm" svg:height="0.522cm" svg:x="2.499cm" svg:y="22.942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2.98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945cm" svg:height="0.471cm" svg:x="3.134cm" svg:y="22.99cm">
          <draw:text-box>
            <text:p text:style-name="P2"><text:span text:style-name="T4">Implement Search Engine Optimization. </text:span></text:p>
          </draw:text-box>
        </draw:frame>
        <draw:frame draw:style-name="gr4" draw:text-style-name="P5" draw:layer="layout" svg:width="0.422cm" svg:height="0.522cm" svg:x="2.499cm" svg:y="23.458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3.501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187cm" svg:height="0.471cm" svg:x="3.134cm" svg:y="23.507cm">
          <draw:text-box>
            <text:p text:style-name="P2"><text:span text:style-name="T4">Implement email facility using Php. </text:span></text:p>
          </draw:text-box>
        </draw:frame>
        <draw:frame draw:style-name="gr4" draw:text-style-name="P5" draw:layer="layout" svg:width="0.422cm" svg:height="0.522cm" svg:x="2.499cm" svg:y="23.97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4.01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134cm" svg:y="24.023cm">
          <draw:text-box>
            <text:p text:style-name="P2"><text:span text:style-name="T4">Web Hosting. </text:span></text:p>
          </draw:text-box>
        </draw:frame>
        <draw:polygon draw:style-name="gr5" draw:text-style-name="P6" draw:layer="layout" svg:width="0.004cm" svg:height="0.012cm" svg:x="0.91cm" svg:y="0.821cm" svg:viewBox="0 0 5 13" draw:points="0,13 5,13 5,0 0,0">
          <text:p/>
        </draw:polygon>
        <draw:polygon draw:style-name="gr5" draw:text-style-name="P6" draw:layer="layout" svg:width="0.012cm" svg:height="0.004cm" svg:x="0.91cm" svg:y="0.821cm" svg:viewBox="0 0 13 5" draw:points="0,5 13,5 13,0 0,0">
          <text:p/>
        </draw:polygon>
        <draw:polygon draw:style-name="gr1" draw:text-style-name="P1" draw:layer="layout" svg:width="0.004cm" svg:height="0.008cm" svg:x="0.914cm" svg:y="0.825cm" svg:viewBox="0 0 5 9" draw:points="0,9 5,9 5,0 0,0">
          <text:p/>
        </draw:polygon>
        <draw:polygon draw:style-name="gr1" draw:text-style-name="P1" draw:layer="layout" svg:width="0.008cm" svg:height="0.004cm" svg:x="0.914cm" svg:y="0.825cm" svg:viewBox="0 0 9 5" draw:points="0,5 9,5 9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19.749cm" svg:height="0.004cm" svg:x="0.922cm" svg:y="0.821cm" svg:viewBox="0 0 19750 5" draw:points="0,5 19750,5 19750,0 0,0">
          <text:p/>
        </draw:polygon>
        <draw:polygon draw:style-name="gr1" draw:text-style-name="P1" draw:layer="layout" svg:width="19.749cm" svg:height="0.004cm" svg:x="0.922cm" svg:y="0.825cm" svg:viewBox="0 0 19750 5" draw:points="0,5 19750,5 19750,0 0,0">
          <text:p/>
        </draw:polygon>
        <draw:polygon draw:style-name="gr5" draw:text-style-name="P6" draw:layer="layout" svg:width="19.749cm" svg:height="0.004cm" svg:x="0.922cm" svg:y="0.829cm" svg:viewBox="0 0 19750 5" draw:points="0,5 19750,5 19750,0 0,0">
          <text:p/>
        </draw:polygon>
        <draw:polygon draw:style-name="gr5" draw:text-style-name="P6" draw:layer="layout" svg:width="0.005cm" svg:height="0.012cm" svg:x="20.679cm" svg:y="0.821cm" svg:viewBox="0 0 6 13" draw:points="0,13 6,13 6,0 0,0">
          <text:p/>
        </draw:polygon>
        <draw:polygon draw:style-name="gr5" draw:text-style-name="P6" draw:layer="layout" svg:width="0.013cm" svg:height="0.004cm" svg:x="20.671cm" svg:y="0.821cm" svg:viewBox="0 0 14 5" draw:points="0,5 14,5 14,0 0,0">
          <text:p/>
        </draw:polygon>
        <draw:polygon draw:style-name="gr1" draw:text-style-name="P1" draw:layer="layout" svg:width="0.004cm" svg:height="0.008cm" svg:x="20.675cm" svg:y="0.825cm" svg:viewBox="0 0 5 9" draw:points="0,9 5,9 5,0 0,0">
          <text:p/>
        </draw:polygon>
        <draw:polygon draw:style-name="gr1" draw:text-style-name="P1" draw:layer="layout" svg:width="0.008cm" svg:height="0.004cm" svg:x="20.671cm" svg:y="0.825cm" svg:viewBox="0 0 9 5" draw:points="0,5 9,5 9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26.277cm" svg:x="0.91cm" svg:y="0.833cm" svg:viewBox="0 0 5 26278" draw:points="0,26278 5,26278 5,0 0,0">
          <text:p/>
        </draw:polygon>
        <draw:polygon draw:style-name="gr1" draw:text-style-name="P1" draw:layer="layout" svg:width="0.004cm" svg:height="26.277cm" svg:x="0.914cm" svg:y="0.833cm" svg:viewBox="0 0 5 26278" draw:points="0,26278 5,26278 5,0 0,0">
          <text:p/>
        </draw:polygon>
        <draw:polygon draw:style-name="gr5" draw:text-style-name="P6" draw:layer="layout" svg:width="0.004cm" svg:height="26.277cm" svg:x="0.918cm" svg:y="0.833cm" svg:viewBox="0 0 5 26278" draw:points="0,26278 5,26278 5,0 0,0">
          <text:p/>
        </draw:polygon>
        <draw:polygon draw:style-name="gr5" draw:text-style-name="P6" draw:layer="layout" svg:width="0.005cm" svg:height="26.277cm" svg:x="20.679cm" svg:y="0.833cm" svg:viewBox="0 0 6 26278" draw:points="0,26278 6,26278 6,0 0,0">
          <text:p/>
        </draw:polygon>
        <draw:polygon draw:style-name="gr1" draw:text-style-name="P1" draw:layer="layout" svg:width="0.004cm" svg:height="26.277cm" svg:x="20.675cm" svg:y="0.833cm" svg:viewBox="0 0 5 26278" draw:points="0,26278 5,26278 5,0 0,0">
          <text:p/>
        </draw:polygon>
        <draw:polygon draw:style-name="gr5" draw:text-style-name="P6" draw:layer="layout" svg:width="0.004cm" svg:height="26.277cm" svg:x="20.671cm" svg:y="0.833cm" svg:viewBox="0 0 5 26278" draw:points="0,26278 5,26278 5,0 0,0">
          <text:p/>
        </draw:polygon>
        <draw:polygon draw:style-name="gr5" draw:text-style-name="P6" draw:layer="layout" svg:width="0.004cm" svg:height="0.012cm" svg:x="0.91cm" svg:y="27.11cm" svg:viewBox="0 0 5 13" draw:points="0,13 5,13 5,0 0,0">
          <text:p/>
        </draw:polygon>
        <draw:polygon draw:style-name="gr5" draw:text-style-name="P6" draw:layer="layout" svg:width="0.012cm" svg:height="0.004cm" svg:x="0.91cm" svg:y="27.118cm" svg:viewBox="0 0 13 5" draw:points="0,5 13,5 13,0 0,0">
          <text:p/>
        </draw:polygon>
        <draw:polygon draw:style-name="gr1" draw:text-style-name="P1" draw:layer="layout" svg:width="0.004cm" svg:height="0.008cm" svg:x="0.914cm" svg:y="27.11cm" svg:viewBox="0 0 5 9" draw:points="0,9 5,9 5,0 0,0">
          <text:p/>
        </draw:polygon>
        <draw:polygon draw:style-name="gr1" draw:text-style-name="P1" draw:layer="layout" svg:width="0.008cm" svg:height="0.004cm" svg:x="0.914cm" svg:y="27.114cm" svg:viewBox="0 0 9 5" draw:points="0,5 9,5 9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19.749cm" svg:height="0.004cm" svg:x="0.922cm" svg:y="27.118cm" svg:viewBox="0 0 19750 5" draw:points="0,5 19750,5 19750,0 0,0">
          <text:p/>
        </draw:polygon>
        <draw:polygon draw:style-name="gr1" draw:text-style-name="P1" draw:layer="layout" svg:width="19.749cm" svg:height="0.004cm" svg:x="0.922cm" svg:y="27.114cm" svg:viewBox="0 0 19750 5" draw:points="0,5 19750,5 19750,0 0,0">
          <text:p/>
        </draw:polygon>
        <draw:polygon draw:style-name="gr5" draw:text-style-name="P6" draw:layer="layout" svg:width="19.749cm" svg:height="0.004cm" svg:x="0.922cm" svg:y="27.11cm" svg:viewBox="0 0 19750 5" draw:points="0,5 19750,5 19750,0 0,0">
          <text:p/>
        </draw:polygon>
        <draw:polygon draw:style-name="gr5" draw:text-style-name="P6" draw:layer="layout" svg:width="0.005cm" svg:height="0.012cm" svg:x="20.679cm" svg:y="27.11cm" svg:viewBox="0 0 6 13" draw:points="0,13 6,13 6,0 0,0">
          <text:p/>
        </draw:polygon>
        <draw:polygon draw:style-name="gr5" draw:text-style-name="P6" draw:layer="layout" svg:width="0.013cm" svg:height="0.004cm" svg:x="20.671cm" svg:y="27.118cm" svg:viewBox="0 0 14 5" draw:points="0,5 14,5 14,0 0,0">
          <text:p/>
        </draw:polygon>
        <draw:polygon draw:style-name="gr1" draw:text-style-name="P1" draw:layer="layout" svg:width="0.004cm" svg:height="0.008cm" svg:x="20.675cm" svg:y="27.11cm" svg:viewBox="0 0 5 9" draw:points="0,9 5,9 5,0 0,0">
          <text:p/>
        </draw:polygon>
        <draw:polygon draw:style-name="gr1" draw:text-style-name="P1" draw:layer="layout" svg:width="0.008cm" svg:height="0.004cm" svg:x="20.671cm" svg:y="27.114cm" svg:viewBox="0 0 9 5" draw:points="0,5 9,5 9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frame draw:style-name="gr8" draw:text-style-name="P9" draw:layer="layout" svg:width="0.562cm" svg:height="0.628cm" svg:x="2.019cm" svg:y="24.516cm">
          <draw:text-box>
            <text:p text:style-name="P2"><text:span text:style-name="T10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2" draw:text-style-name="P3" draw:layer="layout" svg:width="0.388cm" svg:height="0.433cm" svg:x="2.019cm" svg:y="1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33cm" svg:x="2.019cm" svg:y="1.715cm">
          <draw:text-box>
            <text:p text:style-name="P2"><text:span text:style-name="T1"><text:s/></text:span></text:p>
          </draw:text-box>
        </draw:frame>
        <draw:frame draw:style-name="gr8" draw:text-style-name="P9" draw:layer="layout" svg:width="4.155cm" svg:height="0.628cm" svg:x="2.019cm" svg:y="2.17cm">
          <draw:text-box>
            <text:p text:style-name="P2"><text:span text:style-name="T9">Susha Branding. </text:span></text:p>
          </draw:text-box>
        </draw:frame>
        <draw:frame draw:style-name="gr4" draw:text-style-name="P5" draw:layer="layout" svg:width="3.066cm" svg:height="0.471cm" svg:x="2.019cm" svg:y="2.815cm">
          <draw:text-box>
            <text:p text:style-name="P2"><text:span text:style-name="T4">Role: </text:span><text:span text:style-name="T3">Developer <text:s/></text:span></text:p>
          </draw:text-box>
        </draw:frame>
        <draw:frame draw:style-name="gr4" draw:text-style-name="P5" draw:layer="layout" svg:width="2.339cm" svg:height="0.471cm" svg:x="2.019cm" svg:y="3.302cm">
          <draw:text-box>
            <text:p text:style-name="P2"><text:span text:style-name="T4">Team Size: </text:span><text:span text:style-name="T3">3 </text:span></text:p>
          </draw:text-box>
        </draw:frame>
        <draw:frame draw:style-name="gr4" draw:text-style-name="P5" draw:layer="layout" svg:width="6.941cm" svg:height="0.471cm" svg:x="2.019cm" svg:y="3.789cm">
          <draw:text-box>
            <text:p text:style-name="P2"><text:span text:style-name="T4">Project:</text:span><text:span text:style-name="T3"> Susha Academy Official Web. </text:span></text:p>
          </draw:text-box>
        </draw:frame>
        <draw:frame draw:style-name="gr4" draw:text-style-name="P5" draw:layer="layout" svg:width="10.653cm" svg:height="0.471cm" svg:x="2.019cm" svg:y="4.276cm">
          <draw:text-box>
            <text:p text:style-name="P2"><text:span text:style-name="T4">Environment:</text:span><text:span text:style-name="T3"> HTML, CSS, BOOTSTRAP, JAVASCRIPT. </text:span></text:p>
          </draw:text-box>
        </draw:frame>
        <draw:frame draw:style-name="gr4" draw:text-style-name="P5" draw:layer="layout" svg:width="4.998cm" svg:height="0.471cm" svg:x="2.019cm" svg:y="4.763cm">
          <draw:text-box>
            <text:p text:style-name="P2"><text:span text:style-name="T4">Tools: </text:span><text:span text:style-name="T3">Visual Studio Code.</text:span><text:span text:style-name="T4"> <text:s/></text:span></text:p>
          </draw:text-box>
        </draw:frame>
        <draw:frame draw:style-name="gr6" draw:text-style-name="P7" draw:layer="layout" svg:width="0.988cm" svg:height="0.547cm" svg:x="2.019cm" svg:y="5.384cm">
          <draw:text-box>
            <text:p text:style-name="P2"><text:span text:style-name="T7">URL</text:span></text:p>
          </draw:text-box>
        </draw:frame>
        <draw:frame draw:style-name="gr3" draw:text-style-name="P4" draw:layer="layout" svg:width="0.634cm" svg:height="0.704cm" svg:x="3.011cm" svg:y="5.26cm">
          <draw:text-box>
            <text:p text:style-name="P2"><text:span text:style-name="T2">: </text:span></text:p>
          </draw:text-box>
        </draw:frame>
        <draw:frame draw:style-name="gr8" draw:text-style-name="P9" draw:layer="layout" svg:width="5.849cm" svg:height="0.628cm" svg:x="3.379cm" svg:y="5.324cm">
          <draw:text-box>
            <text:p text:style-name="P2"><text:span text:style-name="T14">https://sushaacademy.in/ </text:span><text:span text:style-name="T10"><text:s/></text:span></text:p>
          </draw:text-box>
        </draw:frame>
        <draw:polygon draw:style-name="gr9" draw:text-style-name="P10" draw:layer="layout" svg:width="5.563cm" svg:height="0.025cm" svg:x="3.379cm" svg:y="5.885cm" svg:viewBox="0 0 5564 26" draw:points="0,26 5564,26 5564,0 0,0">
          <text:p/>
        </draw:polygon>
        <draw:frame draw:style-name="gr4" draw:text-style-name="P5" draw:layer="layout" svg:width="0.422cm" svg:height="0.471cm" svg:x="9.23cm" svg:y="5.449cm">
          <draw:text-box>
            <text:p text:style-name="P2"><text:span text:style-name="T4"><text:s/></text:span></text:p>
          </draw:text-box>
        </draw:frame>
        <draw:polygon draw:style-name="gr1" draw:text-style-name="P1" draw:layer="layout" svg:width="17.559cm" svg:height="0.487cm" svg:x="2.019cm" svg:y="6.528cm" svg:viewBox="0 0 17560 488" draw:points="0,488 17560,488 17560,0 0,0">
          <text:p/>
        </draw:polygon>
        <draw:frame draw:style-name="gr6" draw:text-style-name="P7" draw:layer="layout" svg:width="2.745cm" svg:height="0.547cm" svg:x="2.019cm" svg:y="5.981cm">
          <draw:text-box>
            <text:p text:style-name="P2"><text:span text:style-name="T8">Description: </text:span></text:p>
          </draw:text-box>
        </draw:frame>
        <draw:polygon draw:style-name="gr1" draw:text-style-name="P1" draw:layer="layout" svg:width="17.559cm" svg:height="0.487cm" svg:x="2.019cm" svg:y="7.015cm" svg:viewBox="0 0 17560 488" draw:points="0,488 17560,488 17560,0 0,0">
          <text:p/>
        </draw:polygon>
        <draw:frame draw:style-name="gr4" draw:text-style-name="P5" draw:layer="layout" svg:width="17.879cm" svg:height="0.471cm" svg:x="2.019cm" svg:y="6.545cm">
          <draw:text-box>
            <text:p text:style-name="P2"><text:span text:style-name="T11">SUSHA <text:s/>Branding <text:s/>Solutions <text:s/>PVT. <text:s/>LTD <text:s/>Provides <text:s/>all <text:s/>kind <text:s/>of <text:s/>services <text:s/>like <text:s/>Websites <text:s/>Development, </text:span></text:p>
          </draw:text-box>
        </draw:frame>
        <draw:polygon draw:style-name="gr1" draw:text-style-name="P1" draw:layer="layout" svg:width="6.694cm" svg:height="0.487cm" svg:x="2.019cm" svg:y="7.502cm" svg:viewBox="0 0 6695 488" draw:points="0,488 6695,488 6695,0 0,0">
          <text:p/>
        </draw:polygon>
        <draw:frame draw:style-name="gr4" draw:text-style-name="P5" draw:layer="layout" svg:width="17.985cm" svg:height="0.471cm" svg:x="2.019cm" svg:y="7.032cm">
          <draw:text-box>
            <text:p text:style-name="P2"><text:span text:style-name="T11">Branding, <text:s/>Digital <text:s/>Marketing, <text:s/>Social <text:s/>Media <text:s/>Marketing, <text:s/>Business <text:s/>Stationery <text:s/>and <text:s/>Business <text:s/>Strategies </text:span></text:p>
          </draw:text-box>
        </draw:frame>
        <draw:frame draw:style-name="gr4" draw:text-style-name="P5" draw:layer="layout" svg:width="6.801cm" svg:height="0.471cm" svg:x="2.019cm" svg:y="7.519cm">
          <draw:text-box>
            <text:p text:style-name="P2"><text:span text:style-name="T11">which will help to boost your Business. </text:span></text:p>
          </draw:text-box>
        </draw:frame>
        <draw:frame draw:style-name="gr4" draw:text-style-name="P5" draw:layer="layout" svg:width="3.075cm" svg:height="0.471cm" svg:x="2.019cm" svg:y="8.006cm">
          <draw:text-box>
            <text:p text:style-name="P2"><text:span text:style-name="T3">Responsibilities: </text:span></text:p>
          </draw:text-box>
        </draw:frame>
        <draw:frame draw:style-name="gr4" draw:text-style-name="P5" draw:layer="layout" svg:width="0.422cm" svg:height="0.522cm" svg:x="2.499cm" svg:y="8.47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8.51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7.156cm" svg:height="0.471cm" svg:x="3.134cm" svg:y="8.523cm">
          <draw:text-box>
            <text:p text:style-name="P2"><text:span text:style-name="T4">Design the web pages as per requirement. </text:span></text:p>
          </draw:text-box>
        </draw:frame>
        <draw:frame draw:style-name="gr4" draw:text-style-name="P5" draw:layer="layout" svg:width="0.422cm" svg:height="0.522cm" svg:x="2.499cm" svg:y="8.99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9.03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792cm" svg:height="0.471cm" svg:x="3.134cm" svg:y="9.044cm">
          <draw:text-box>
            <text:p text:style-name="P2"><text:span text:style-name="T4">Create Banner using google photoshop. </text:span></text:p>
          </draw:text-box>
        </draw:frame>
        <draw:frame draw:style-name="gr4" draw:text-style-name="P5" draw:layer="layout" svg:width="0.422cm" svg:height="0.522cm" svg:x="2.499cm" svg:y="9.512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9.55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945cm" svg:height="0.471cm" svg:x="3.134cm" svg:y="9.56cm">
          <draw:text-box>
            <text:p text:style-name="P2"><text:span text:style-name="T4">Implement Search Engine Optimization. </text:span></text:p>
          </draw:text-box>
        </draw:frame>
        <draw:frame draw:style-name="gr4" draw:text-style-name="P5" draw:layer="layout" svg:width="0.422cm" svg:height="0.522cm" svg:x="2.499cm" svg:y="10.028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0.071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187cm" svg:height="0.471cm" svg:x="3.134cm" svg:y="10.077cm">
          <draw:text-box>
            <text:p text:style-name="P2"><text:span text:style-name="T4">Implement email facility using Php. </text:span></text:p>
          </draw:text-box>
        </draw:frame>
        <draw:frame draw:style-name="gr4" draw:text-style-name="P5" draw:layer="layout" svg:width="0.422cm" svg:height="0.522cm" svg:x="2.499cm" svg:y="10.54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0.58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134cm" svg:y="10.593cm">
          <draw:text-box>
            <text:p text:style-name="P2"><text:span text:style-name="T4">Web Hosting. </text:span></text:p>
          </draw:text-box>
        </draw:frame>
        <draw:frame draw:style-name="gr4" draw:text-style-name="P5" draw:layer="layout" svg:width="0.422cm" svg:height="0.471cm" svg:x="2.019cm" svg:y="11.08cm">
          <draw:text-box>
            <text:p text:style-name="P2"><text:span text:style-name="T3"><text:s/></text:span></text:p>
          </draw:text-box>
        </draw:frame>
        <draw:frame draw:style-name="gr8" draw:text-style-name="P9" draw:layer="layout" svg:width="4.155cm" svg:height="0.628cm" svg:x="2.019cm" svg:y="11.574cm">
          <draw:text-box>
            <text:p text:style-name="P2"><text:span text:style-name="T9">Susha Branding. </text:span></text:p>
          </draw:text-box>
        </draw:frame>
        <draw:frame draw:style-name="gr4" draw:text-style-name="P5" draw:layer="layout" svg:width="3.066cm" svg:height="0.471cm" svg:x="2.019cm" svg:y="12.215cm">
          <draw:text-box>
            <text:p text:style-name="P2"><text:span text:style-name="T4">Role: </text:span><text:span text:style-name="T3">Developer <text:s/></text:span></text:p>
          </draw:text-box>
        </draw:frame>
        <draw:frame draw:style-name="gr4" draw:text-style-name="P5" draw:layer="layout" svg:width="2.339cm" svg:height="0.471cm" svg:x="2.019cm" svg:y="12.701cm">
          <draw:text-box>
            <text:p text:style-name="P2"><text:span text:style-name="T4">Team Size: </text:span><text:span text:style-name="T3">3 </text:span></text:p>
          </draw:text-box>
        </draw:frame>
        <draw:frame draw:style-name="gr4" draw:text-style-name="P5" draw:layer="layout" svg:width="5.239cm" svg:height="0.471cm" svg:x="2.019cm" svg:y="13.188cm">
          <draw:text-box>
            <text:p text:style-name="P2"><text:span text:style-name="T4">Project:</text:span><text:span text:style-name="T3"> Amardeep Interiors. </text:span></text:p>
          </draw:text-box>
        </draw:frame>
        <draw:frame draw:style-name="gr4" draw:text-style-name="P5" draw:layer="layout" svg:width="10.653cm" svg:height="0.471cm" svg:x="2.019cm" svg:y="13.675cm">
          <draw:text-box>
            <text:p text:style-name="P2"><text:span text:style-name="T4">Environment:</text:span><text:span text:style-name="T3"> HTML, CSS, BOOTSTRAP, JAVASCRIPT. </text:span></text:p>
          </draw:text-box>
        </draw:frame>
        <draw:frame draw:style-name="gr4" draw:text-style-name="P5" draw:layer="layout" svg:width="4.998cm" svg:height="0.471cm" svg:x="2.019cm" svg:y="14.162cm">
          <draw:text-box>
            <text:p text:style-name="P2"><text:span text:style-name="T4">Tools: </text:span><text:span text:style-name="T3">Visual Studio Code.</text:span><text:span text:style-name="T4"> <text:s/></text:span></text:p>
          </draw:text-box>
        </draw:frame>
        <draw:frame draw:style-name="gr6" draw:text-style-name="P7" draw:layer="layout" svg:width="0.988cm" svg:height="0.547cm" svg:x="2.019cm" svg:y="14.784cm">
          <draw:text-box>
            <text:p text:style-name="P2"><text:span text:style-name="T7">URL</text:span></text:p>
          </draw:text-box>
        </draw:frame>
        <draw:frame draw:style-name="gr3" draw:text-style-name="P4" draw:layer="layout" svg:width="0.634cm" svg:height="0.704cm" svg:x="3.011cm" svg:y="14.66cm">
          <draw:text-box>
            <text:p text:style-name="P2"><text:span text:style-name="T2">: </text:span></text:p>
          </draw:text-box>
        </draw:frame>
        <draw:polygon draw:style-name="gr9" draw:text-style-name="P10" draw:layer="layout" svg:width="5.178cm" svg:height="0.021cm" svg:x="3.383cm" svg:y="15.272cm" svg:viewBox="0 0 5179 22" draw:points="0,22 5179,22 5179,0 0,0">
          <text:p/>
        </draw:polygon>
        <draw:frame draw:style-name="gr4" draw:text-style-name="P5" draw:layer="layout" svg:width="5.29cm" svg:height="0.471cm" svg:x="3.383cm" svg:y="14.848cm">
          <draw:text-box>
            <text:p text:style-name="P2"><text:span text:style-name="T15">https://amardeepinteriors.com/</text:span><text:span text:style-name="T4"> </text:span></text:p>
          </draw:text-box>
        </draw:frame>
        <draw:frame draw:style-name="gr6" draw:text-style-name="P7" draw:layer="layout" svg:width="2.745cm" svg:height="0.547cm" svg:x="2.019cm" svg:y="15.385cm">
          <draw:text-box>
            <text:p text:style-name="P2"><text:span text:style-name="T8">Description: </text:span></text:p>
          </draw:text-box>
        </draw:frame>
        <draw:frame draw:style-name="gr4" draw:text-style-name="P5" draw:layer="layout" svg:width="16.995cm" svg:height="0.471cm" svg:x="2.019cm" svg:y="15.949cm">
          <draw:text-box>
            <text:p text:style-name="P2"><text:span text:style-name="T4">Amardeep Interiors is a name synonymous with quality, transparency and honesty. It’s a single stop </text:span></text:p>
          </draw:text-box>
        </draw:frame>
        <draw:frame draw:style-name="gr4" draw:text-style-name="P5" draw:layer="layout" svg:width="18.019cm" svg:height="0.471cm" svg:x="2.019cm" svg:y="16.436cm">
          <draw:text-box>
            <text:p text:style-name="P2"><text:span text:style-name="T4">your <text:s/>entire <text:s/>Interior <text:s/>Design, <text:s/>Build <text:s/>&amp; <text:s/>Turnkey <text:s/>projects <text:s/>needs <text:s/>with <text:s/>tailor <text:s/>made <text:s/>solutions <text:s/>which <text:s/>are </text:span></text:p>
          </draw:text-box>
        </draw:frame>
        <draw:frame draw:style-name="gr4" draw:text-style-name="P5" draw:layer="layout" svg:width="17.35cm" svg:height="0.471cm" svg:x="2.019cm" svg:y="16.923cm">
          <draw:text-box>
            <text:p text:style-name="P2"><text:span text:style-name="T4">branded as well as trendy and stylish along with lavishness. Since inception, our objective has been to </text:span></text:p>
          </draw:text-box>
        </draw:frame>
        <draw:frame draw:style-name="gr4" draw:text-style-name="P5" draw:layer="layout" svg:width="6.229cm" svg:height="0.471cm" svg:x="2.019cm" svg:y="17.41cm">
          <draw:text-box>
            <text:p text:style-name="P2"><text:span text:style-name="T4">provide best interiors to our clients. <text:s/></text:span></text:p>
          </draw:text-box>
        </draw:frame>
        <draw:frame draw:style-name="gr4" draw:text-style-name="P5" draw:layer="layout" svg:width="0.422cm" svg:height="0.471cm" svg:x="2.019cm" svg:y="17.89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3.075cm" svg:height="0.471cm" svg:x="2.019cm" svg:y="18.383cm">
          <draw:text-box>
            <text:p text:style-name="P2"><text:span text:style-name="T3">Responsibilities: </text:span></text:p>
          </draw:text-box>
        </draw:frame>
        <draw:frame draw:style-name="gr4" draw:text-style-name="P5" draw:layer="layout" svg:width="0.422cm" svg:height="0.522cm" svg:x="2.499cm" svg:y="18.851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8.89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7.156cm" svg:height="0.471cm" svg:x="3.134cm" svg:y="18.9cm">
          <draw:text-box>
            <text:p text:style-name="P2"><text:span text:style-name="T4">Design the web pages as per requirement. </text:span></text:p>
          </draw:text-box>
        </draw:frame>
        <draw:frame draw:style-name="gr4" draw:text-style-name="P5" draw:layer="layout" svg:width="0.422cm" svg:height="0.522cm" svg:x="2.499cm" svg:y="19.368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9.41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792cm" svg:height="0.471cm" svg:x="3.134cm" svg:y="19.416cm">
          <draw:text-box>
            <text:p text:style-name="P2"><text:span text:style-name="T4">Create Banner using google photoshop. </text:span></text:p>
          </draw:text-box>
        </draw:frame>
        <draw:frame draw:style-name="gr4" draw:text-style-name="P5" draw:layer="layout" svg:width="0.422cm" svg:height="0.522cm" svg:x="2.499cm" svg:y="19.884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9.92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945cm" svg:height="0.471cm" svg:x="3.134cm" svg:y="19.933cm">
          <draw:text-box>
            <text:p text:style-name="P2"><text:span text:style-name="T4">Implement Search Engine Optimization. </text:span></text:p>
          </draw:text-box>
        </draw:frame>
        <draw:frame draw:style-name="gr4" draw:text-style-name="P5" draw:layer="layout" svg:width="0.422cm" svg:height="0.522cm" svg:x="2.499cm" svg:y="20.406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0.44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187cm" svg:height="0.471cm" svg:x="3.134cm" svg:y="20.454cm">
          <draw:text-box>
            <text:p text:style-name="P2"><text:span text:style-name="T4">Implement email facility using Php. </text:span></text:p>
          </draw:text-box>
        </draw:frame>
        <draw:frame draw:style-name="gr4" draw:text-style-name="P5" draw:layer="layout" svg:width="0.422cm" svg:height="0.522cm" svg:x="2.499cm" svg:y="20.923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0.965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134cm" svg:y="20.971cm">
          <draw:text-box>
            <text:p text:style-name="P2"><text:span text:style-name="T4">Web Hosting. </text:span></text:p>
          </draw:text-box>
        </draw:frame>
        <draw:polygon draw:style-name="gr5" draw:text-style-name="P6" draw:layer="layout" svg:width="0.004cm" svg:height="0.012cm" svg:x="0.91cm" svg:y="0.821cm" svg:viewBox="0 0 5 13" draw:points="0,13 5,13 5,0 0,0">
          <text:p/>
        </draw:polygon>
        <draw:polygon draw:style-name="gr5" draw:text-style-name="P6" draw:layer="layout" svg:width="0.012cm" svg:height="0.004cm" svg:x="0.91cm" svg:y="0.821cm" svg:viewBox="0 0 13 5" draw:points="0,5 13,5 13,0 0,0">
          <text:p/>
        </draw:polygon>
        <draw:polygon draw:style-name="gr1" draw:text-style-name="P1" draw:layer="layout" svg:width="0.004cm" svg:height="0.008cm" svg:x="0.914cm" svg:y="0.825cm" svg:viewBox="0 0 5 9" draw:points="0,9 5,9 5,0 0,0">
          <text:p/>
        </draw:polygon>
        <draw:polygon draw:style-name="gr1" draw:text-style-name="P1" draw:layer="layout" svg:width="0.008cm" svg:height="0.004cm" svg:x="0.914cm" svg:y="0.825cm" svg:viewBox="0 0 9 5" draw:points="0,5 9,5 9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19.749cm" svg:height="0.004cm" svg:x="0.922cm" svg:y="0.821cm" svg:viewBox="0 0 19750 5" draw:points="0,5 19750,5 19750,0 0,0">
          <text:p/>
        </draw:polygon>
        <draw:polygon draw:style-name="gr1" draw:text-style-name="P1" draw:layer="layout" svg:width="19.749cm" svg:height="0.004cm" svg:x="0.922cm" svg:y="0.825cm" svg:viewBox="0 0 19750 5" draw:points="0,5 19750,5 19750,0 0,0">
          <text:p/>
        </draw:polygon>
        <draw:polygon draw:style-name="gr5" draw:text-style-name="P6" draw:layer="layout" svg:width="19.749cm" svg:height="0.004cm" svg:x="0.922cm" svg:y="0.829cm" svg:viewBox="0 0 19750 5" draw:points="0,5 19750,5 19750,0 0,0">
          <text:p/>
        </draw:polygon>
        <draw:polygon draw:style-name="gr5" draw:text-style-name="P6" draw:layer="layout" svg:width="0.005cm" svg:height="0.012cm" svg:x="20.679cm" svg:y="0.821cm" svg:viewBox="0 0 6 13" draw:points="0,13 6,13 6,0 0,0">
          <text:p/>
        </draw:polygon>
        <draw:polygon draw:style-name="gr5" draw:text-style-name="P6" draw:layer="layout" svg:width="0.013cm" svg:height="0.004cm" svg:x="20.671cm" svg:y="0.821cm" svg:viewBox="0 0 14 5" draw:points="0,5 14,5 14,0 0,0">
          <text:p/>
        </draw:polygon>
        <draw:polygon draw:style-name="gr1" draw:text-style-name="P1" draw:layer="layout" svg:width="0.004cm" svg:height="0.008cm" svg:x="20.675cm" svg:y="0.825cm" svg:viewBox="0 0 5 9" draw:points="0,9 5,9 5,0 0,0">
          <text:p/>
        </draw:polygon>
        <draw:polygon draw:style-name="gr1" draw:text-style-name="P1" draw:layer="layout" svg:width="0.008cm" svg:height="0.004cm" svg:x="20.671cm" svg:y="0.825cm" svg:viewBox="0 0 9 5" draw:points="0,5 9,5 9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26.277cm" svg:x="0.91cm" svg:y="0.833cm" svg:viewBox="0 0 5 26278" draw:points="0,26278 5,26278 5,0 0,0">
          <text:p/>
        </draw:polygon>
        <draw:polygon draw:style-name="gr1" draw:text-style-name="P1" draw:layer="layout" svg:width="0.004cm" svg:height="26.277cm" svg:x="0.914cm" svg:y="0.833cm" svg:viewBox="0 0 5 26278" draw:points="0,26278 5,26278 5,0 0,0">
          <text:p/>
        </draw:polygon>
        <draw:polygon draw:style-name="gr5" draw:text-style-name="P6" draw:layer="layout" svg:width="0.004cm" svg:height="26.277cm" svg:x="0.918cm" svg:y="0.833cm" svg:viewBox="0 0 5 26278" draw:points="0,26278 5,26278 5,0 0,0">
          <text:p/>
        </draw:polygon>
        <draw:polygon draw:style-name="gr5" draw:text-style-name="P6" draw:layer="layout" svg:width="0.005cm" svg:height="26.277cm" svg:x="20.679cm" svg:y="0.833cm" svg:viewBox="0 0 6 26278" draw:points="0,26278 6,26278 6,0 0,0">
          <text:p/>
        </draw:polygon>
        <draw:polygon draw:style-name="gr1" draw:text-style-name="P1" draw:layer="layout" svg:width="0.004cm" svg:height="26.277cm" svg:x="20.675cm" svg:y="0.833cm" svg:viewBox="0 0 5 26278" draw:points="0,26278 5,26278 5,0 0,0">
          <text:p/>
        </draw:polygon>
        <draw:polygon draw:style-name="gr5" draw:text-style-name="P6" draw:layer="layout" svg:width="0.004cm" svg:height="26.277cm" svg:x="20.671cm" svg:y="0.833cm" svg:viewBox="0 0 5 26278" draw:points="0,26278 5,26278 5,0 0,0">
          <text:p/>
        </draw:polygon>
        <draw:polygon draw:style-name="gr5" draw:text-style-name="P6" draw:layer="layout" svg:width="0.004cm" svg:height="0.012cm" svg:x="0.91cm" svg:y="27.11cm" svg:viewBox="0 0 5 13" draw:points="0,13 5,13 5,0 0,0">
          <text:p/>
        </draw:polygon>
        <draw:polygon draw:style-name="gr5" draw:text-style-name="P6" draw:layer="layout" svg:width="0.012cm" svg:height="0.004cm" svg:x="0.91cm" svg:y="27.118cm" svg:viewBox="0 0 13 5" draw:points="0,5 13,5 13,0 0,0">
          <text:p/>
        </draw:polygon>
        <draw:polygon draw:style-name="gr1" draw:text-style-name="P1" draw:layer="layout" svg:width="0.004cm" svg:height="0.008cm" svg:x="0.914cm" svg:y="27.11cm" svg:viewBox="0 0 5 9" draw:points="0,9 5,9 5,0 0,0">
          <text:p/>
        </draw:polygon>
        <draw:polygon draw:style-name="gr1" draw:text-style-name="P1" draw:layer="layout" svg:width="0.008cm" svg:height="0.004cm" svg:x="0.914cm" svg:y="27.114cm" svg:viewBox="0 0 9 5" draw:points="0,5 9,5 9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19.749cm" svg:height="0.004cm" svg:x="0.922cm" svg:y="27.118cm" svg:viewBox="0 0 19750 5" draw:points="0,5 19750,5 19750,0 0,0">
          <text:p/>
        </draw:polygon>
        <draw:polygon draw:style-name="gr1" draw:text-style-name="P1" draw:layer="layout" svg:width="19.749cm" svg:height="0.004cm" svg:x="0.922cm" svg:y="27.114cm" svg:viewBox="0 0 19750 5" draw:points="0,5 19750,5 19750,0 0,0">
          <text:p/>
        </draw:polygon>
        <draw:polygon draw:style-name="gr5" draw:text-style-name="P6" draw:layer="layout" svg:width="19.749cm" svg:height="0.004cm" svg:x="0.922cm" svg:y="27.11cm" svg:viewBox="0 0 19750 5" draw:points="0,5 19750,5 19750,0 0,0">
          <text:p/>
        </draw:polygon>
        <draw:polygon draw:style-name="gr5" draw:text-style-name="P6" draw:layer="layout" svg:width="0.005cm" svg:height="0.012cm" svg:x="20.679cm" svg:y="27.11cm" svg:viewBox="0 0 6 13" draw:points="0,13 6,13 6,0 0,0">
          <text:p/>
        </draw:polygon>
        <draw:polygon draw:style-name="gr5" draw:text-style-name="P6" draw:layer="layout" svg:width="0.013cm" svg:height="0.004cm" svg:x="20.671cm" svg:y="27.118cm" svg:viewBox="0 0 14 5" draw:points="0,5 14,5 14,0 0,0">
          <text:p/>
        </draw:polygon>
        <draw:polygon draw:style-name="gr1" draw:text-style-name="P1" draw:layer="layout" svg:width="0.004cm" svg:height="0.008cm" svg:x="20.675cm" svg:y="27.11cm" svg:viewBox="0 0 5 9" draw:points="0,9 5,9 5,0 0,0">
          <text:p/>
        </draw:polygon>
        <draw:polygon draw:style-name="gr1" draw:text-style-name="P1" draw:layer="layout" svg:width="0.008cm" svg:height="0.004cm" svg:x="20.671cm" svg:y="27.114cm" svg:viewBox="0 0 9 5" draw:points="0,5 9,5 9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frame draw:style-name="gr4" draw:text-style-name="P5" draw:layer="layout" svg:width="0.422cm" svg:height="0.471cm" svg:x="2.019cm" svg:y="21.458cm">
          <draw:text-box>
            <text:p text:style-name="P2"><text:span text:style-name="T4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2" draw:text-style-name="P3" draw:layer="layout" svg:width="0.388cm" svg:height="0.433cm" svg:x="2.019cm" svg:y="1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33cm" svg:x="2.019cm" svg:y="1.715cm">
          <draw:text-box>
            <text:p text:style-name="P2"><text:span text:style-name="T1"><text:s/></text:span></text:p>
          </draw:text-box>
        </draw:frame>
        <draw:frame draw:style-name="gr8" draw:text-style-name="P9" draw:layer="layout" svg:width="4.155cm" svg:height="0.628cm" svg:x="2.019cm" svg:y="2.17cm">
          <draw:text-box>
            <text:p text:style-name="P2"><text:span text:style-name="T9">Susha Branding. </text:span></text:p>
          </draw:text-box>
        </draw:frame>
        <draw:frame draw:style-name="gr4" draw:text-style-name="P5" draw:layer="layout" svg:width="3.066cm" svg:height="0.471cm" svg:x="2.019cm" svg:y="2.815cm">
          <draw:text-box>
            <text:p text:style-name="P2"><text:span text:style-name="T4">Role: </text:span><text:span text:style-name="T3">Developer <text:s/></text:span></text:p>
          </draw:text-box>
        </draw:frame>
        <draw:frame draw:style-name="gr4" draw:text-style-name="P5" draw:layer="layout" svg:width="2.339cm" svg:height="0.471cm" svg:x="2.019cm" svg:y="3.302cm">
          <draw:text-box>
            <text:p text:style-name="P2"><text:span text:style-name="T4">Team Size: </text:span><text:span text:style-name="T3">3 </text:span></text:p>
          </draw:text-box>
        </draw:frame>
        <draw:frame draw:style-name="gr4" draw:text-style-name="P5" draw:layer="layout" svg:width="5.472cm" svg:height="0.471cm" svg:x="2.019cm" svg:y="3.789cm">
          <draw:text-box>
            <text:p text:style-name="P2"><text:span text:style-name="T4">Project:</text:span><text:span text:style-name="T3"> 3D Dynamic printing. </text:span></text:p>
          </draw:text-box>
        </draw:frame>
        <draw:frame draw:style-name="gr4" draw:text-style-name="P5" draw:layer="layout" svg:width="10.653cm" svg:height="0.471cm" svg:x="2.019cm" svg:y="4.276cm">
          <draw:text-box>
            <text:p text:style-name="P2"><text:span text:style-name="T4">Environment:</text:span><text:span text:style-name="T3"> HTML, CSS, BOOTSTRAP, JAVASCRIPT. </text:span></text:p>
          </draw:text-box>
        </draw:frame>
        <draw:frame draw:style-name="gr4" draw:text-style-name="P5" draw:layer="layout" svg:width="4.998cm" svg:height="0.471cm" svg:x="2.019cm" svg:y="4.763cm">
          <draw:text-box>
            <text:p text:style-name="P2"><text:span text:style-name="T4">Tools: </text:span><text:span text:style-name="T3">Visual Studio Code.</text:span><text:span text:style-name="T4"> <text:s/></text:span></text:p>
          </draw:text-box>
        </draw:frame>
        <draw:frame draw:style-name="gr6" draw:text-style-name="P7" draw:layer="layout" svg:width="0.988cm" svg:height="0.547cm" svg:x="2.019cm" svg:y="5.384cm">
          <draw:text-box>
            <text:p text:style-name="P2"><text:span text:style-name="T7">URL</text:span></text:p>
          </draw:text-box>
        </draw:frame>
        <draw:frame draw:style-name="gr3" draw:text-style-name="P4" draw:layer="layout" svg:width="0.634cm" svg:height="0.704cm" svg:x="3.011cm" svg:y="5.26cm">
          <draw:text-box>
            <text:p text:style-name="P2"><text:span text:style-name="T2">: </text:span></text:p>
          </draw:text-box>
        </draw:frame>
        <draw:polygon draw:style-name="gr9" draw:text-style-name="P10" draw:layer="layout" svg:width="3.442cm" svg:height="0.021cm" svg:x="3.383cm" svg:y="5.872cm" svg:viewBox="0 0 3443 22" draw:points="0,22 3443,22 3443,0 0,0">
          <text:p/>
        </draw:polygon>
        <draw:frame draw:style-name="gr4" draw:text-style-name="P5" draw:layer="layout" svg:width="3.558cm" svg:height="0.471cm" svg:x="3.383cm" svg:y="5.449cm">
          <draw:text-box>
            <text:p text:style-name="P2"><text:span text:style-name="T15">http://dynamic3d.in/</text:span><text:span text:style-name="T4"> </text:span></text:p>
          </draw:text-box>
        </draw:frame>
        <draw:polygon draw:style-name="gr1" draw:text-style-name="P1" draw:layer="layout" svg:width="17.661cm" svg:height="0.487cm" svg:x="1.968cm" svg:y="6.528cm" svg:viewBox="0 0 17662 488" draw:points="0,488 17662,488 17662,0 0,0">
          <text:p/>
        </draw:polygon>
        <draw:frame draw:style-name="gr6" draw:text-style-name="P7" draw:layer="layout" svg:width="2.745cm" svg:height="0.547cm" svg:x="2.019cm" svg:y="5.981cm">
          <draw:text-box>
            <text:p text:style-name="P2"><text:span text:style-name="T8">Description: </text:span></text:p>
          </draw:text-box>
        </draw:frame>
        <draw:polygon draw:style-name="gr1" draw:text-style-name="P1" draw:layer="layout" svg:width="17.661cm" svg:height="0.487cm" svg:x="1.968cm" svg:y="7.015cm" svg:viewBox="0 0 17662 488" draw:points="0,488 17662,488 17662,0 0,0">
          <text:p/>
        </draw:polygon>
        <draw:frame draw:style-name="gr4" draw:text-style-name="P5" draw:layer="layout" svg:width="16.059cm" svg:height="0.471cm" svg:x="2.019cm" svg:y="6.545cm">
          <draw:text-box>
            <text:p text:style-name="P2"><text:span text:style-name="T4">We are additives manufacturing solution company. “Quality” is our core competency which is </text:span></text:p>
          </draw:text-box>
        </draw:frame>
        <draw:polygon draw:style-name="gr1" draw:text-style-name="P1" draw:layer="layout" svg:width="17.661cm" svg:height="0.487cm" svg:x="1.968cm" svg:y="7.502cm" svg:viewBox="0 0 17662 488" draw:points="0,488 17662,488 17662,0 0,0">
          <text:p/>
        </draw:polygon>
        <draw:frame draw:style-name="gr4" draw:text-style-name="P5" draw:layer="layout" svg:width="16.233cm" svg:height="0.471cm" svg:x="2.019cm" svg:y="7.032cm">
          <draw:text-box>
            <text:p text:style-name="P2"><text:span text:style-name="T4">achieved with the team of Engineers and Designers. We are here to empower manufacturing by </text:span></text:p>
          </draw:text-box>
        </draw:frame>
        <draw:frame draw:style-name="gr4" draw:text-style-name="P5" draw:layer="layout" svg:width="8.947cm" svg:height="0.471cm" svg:x="2.019cm" svg:y="7.519cm">
          <draw:text-box>
            <text:p text:style-name="P2"><text:span text:style-name="T4">shaping ideas into reality with cost effective manner </text:span></text:p>
          </draw:text-box>
        </draw:frame>
        <draw:frame draw:style-name="gr4" draw:text-style-name="P5" draw:layer="layout" svg:width="3.075cm" svg:height="0.471cm" svg:x="2.019cm" svg:y="8.006cm">
          <draw:text-box>
            <text:p text:style-name="P2"><text:span text:style-name="T3">Responsibilities: </text:span></text:p>
          </draw:text-box>
        </draw:frame>
        <draw:frame draw:style-name="gr4" draw:text-style-name="P5" draw:layer="layout" svg:width="0.422cm" svg:height="0.522cm" svg:x="2.499cm" svg:y="8.47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8.51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7.156cm" svg:height="0.471cm" svg:x="3.134cm" svg:y="8.523cm">
          <draw:text-box>
            <text:p text:style-name="P2"><text:span text:style-name="T4">Design the web pages as per requirement. </text:span></text:p>
          </draw:text-box>
        </draw:frame>
        <draw:frame draw:style-name="gr4" draw:text-style-name="P5" draw:layer="layout" svg:width="0.422cm" svg:height="0.522cm" svg:x="2.499cm" svg:y="8.99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9.03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792cm" svg:height="0.471cm" svg:x="3.134cm" svg:y="9.044cm">
          <draw:text-box>
            <text:p text:style-name="P2"><text:span text:style-name="T4">Create Banner using google photoshop. </text:span></text:p>
          </draw:text-box>
        </draw:frame>
        <draw:frame draw:style-name="gr4" draw:text-style-name="P5" draw:layer="layout" svg:width="0.422cm" svg:height="0.522cm" svg:x="2.499cm" svg:y="9.512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9.55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945cm" svg:height="0.471cm" svg:x="3.134cm" svg:y="9.56cm">
          <draw:text-box>
            <text:p text:style-name="P2"><text:span text:style-name="T4">Implement Search Engine Optimization. </text:span></text:p>
          </draw:text-box>
        </draw:frame>
        <draw:frame draw:style-name="gr4" draw:text-style-name="P5" draw:layer="layout" svg:width="0.422cm" svg:height="0.522cm" svg:x="2.499cm" svg:y="10.028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0.071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187cm" svg:height="0.471cm" svg:x="3.134cm" svg:y="10.077cm">
          <draw:text-box>
            <text:p text:style-name="P2"><text:span text:style-name="T4">Implement email facility using Php. </text:span></text:p>
          </draw:text-box>
        </draw:frame>
        <draw:frame draw:style-name="gr4" draw:text-style-name="P5" draw:layer="layout" svg:width="0.422cm" svg:height="0.522cm" svg:x="2.499cm" svg:y="10.54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10.58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134cm" svg:y="10.593cm">
          <draw:text-box>
            <text:p text:style-name="P2"><text:span text:style-name="T4">Web Hosting. </text:span></text:p>
          </draw:text-box>
        </draw:frame>
        <draw:frame draw:style-name="gr4" draw:text-style-name="P5" draw:layer="layout" svg:width="0.422cm" svg:height="0.471cm" svg:x="2.019cm" svg:y="11.0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22cm" svg:height="0.471cm" svg:x="2.019cm" svg:y="11.567cm">
          <draw:text-box>
            <text:p text:style-name="P2"><text:span text:style-name="T4"><text:s/></text:span></text:p>
          </draw:text-box>
        </draw:frame>
        <draw:frame draw:style-name="gr8" draw:text-style-name="P9" draw:layer="layout" svg:width="4.155cm" svg:height="0.628cm" svg:x="2.019cm" svg:y="12.06cm">
          <draw:text-box>
            <text:p text:style-name="P2"><text:span text:style-name="T9">Susha Branding. </text:span></text:p>
          </draw:text-box>
        </draw:frame>
        <draw:frame draw:style-name="gr4" draw:text-style-name="P5" draw:layer="layout" svg:width="5.095cm" svg:height="0.471cm" svg:x="2.019cm" svg:y="12.833cm">
          <draw:text-box>
            <text:p text:style-name="P2"><text:span text:style-name="T4">Client Name: Accu Tax Legal</text:span></text:p>
          </draw:text-box>
        </draw:frame>
        <draw:frame draw:style-name="gr8" draw:text-style-name="P9" draw:layer="layout" svg:width="0.562cm" svg:height="0.628cm" svg:x="7.122cm" svg:y="12.708cm">
          <draw:text-box>
            <text:p text:style-name="P2"><text:span text:style-name="T9">. </text:span></text:p>
          </draw:text-box>
        </draw:frame>
        <draw:frame draw:style-name="gr4" draw:text-style-name="P5" draw:layer="layout" svg:width="3.066cm" svg:height="0.471cm" svg:x="2.019cm" svg:y="13.353cm">
          <draw:text-box>
            <text:p text:style-name="P2"><text:span text:style-name="T4">Role: </text:span><text:span text:style-name="T3">Developer <text:s/></text:span></text:p>
          </draw:text-box>
        </draw:frame>
        <draw:frame draw:style-name="gr4" draw:text-style-name="P5" draw:layer="layout" svg:width="2.339cm" svg:height="0.471cm" svg:x="2.019cm" svg:y="13.84cm">
          <draw:text-box>
            <text:p text:style-name="P2"><text:span text:style-name="T4">Team Size: </text:span><text:span text:style-name="T3">3 </text:span></text:p>
          </draw:text-box>
        </draw:frame>
        <draw:frame draw:style-name="gr4" draw:text-style-name="P5" draw:layer="layout" svg:width="6.903cm" svg:height="0.471cm" svg:x="2.019cm" svg:y="14.328cm">
          <draw:text-box>
            <text:p text:style-name="P2"><text:span text:style-name="T4">Project:</text:span><text:span text:style-name="T3"> Accu Tax Legal Official Web. </text:span></text:p>
          </draw:text-box>
        </draw:frame>
        <draw:frame draw:style-name="gr4" draw:text-style-name="P5" draw:layer="layout" svg:width="10.547cm" svg:height="0.471cm" svg:x="2.019cm" svg:y="14.814cm">
          <draw:text-box>
            <text:p text:style-name="P2"><text:span text:style-name="T4">Environment:</text:span><text:span text:style-name="T3"> HTML, CSS, BOOTSTRAP,JAVASCRIPT. </text:span></text:p>
          </draw:text-box>
        </draw:frame>
        <draw:frame draw:style-name="gr4" draw:text-style-name="P5" draw:layer="layout" svg:width="4.998cm" svg:height="0.471cm" svg:x="2.019cm" svg:y="15.301cm">
          <draw:text-box>
            <text:p text:style-name="P2"><text:span text:style-name="T4">Tools: </text:span><text:span text:style-name="T3">Visual Studio Code.</text:span><text:span text:style-name="T4"> <text:s/></text:span></text:p>
          </draw:text-box>
        </draw:frame>
        <draw:frame draw:style-name="gr6" draw:text-style-name="P7" draw:layer="layout" svg:width="0.988cm" svg:height="0.547cm" svg:x="2.019cm" svg:y="15.923cm">
          <draw:text-box>
            <text:p text:style-name="P2"><text:span text:style-name="T7">URL</text:span></text:p>
          </draw:text-box>
        </draw:frame>
        <draw:frame draw:style-name="gr3" draw:text-style-name="P4" draw:layer="layout" svg:width="0.634cm" svg:height="0.704cm" svg:x="3.011cm" svg:y="15.799cm">
          <draw:text-box>
            <text:p text:style-name="P2"><text:span text:style-name="T2">: </text:span></text:p>
          </draw:text-box>
        </draw:frame>
        <draw:frame draw:style-name="gr4" draw:text-style-name="P5" draw:layer="layout" svg:width="3.401cm" svg:height="0.471cm" svg:x="3.383cm" svg:y="15.987cm">
          <draw:text-box>
            <text:p text:style-name="P2"><text:span text:style-name="T15">http://caajaypatil.in/</text:span></text:p>
          </draw:text-box>
        </draw:frame>
        <draw:polygon draw:style-name="gr9" draw:text-style-name="P10" draw:layer="layout" svg:width="3.396cm" svg:height="0.022cm" svg:x="3.383cm" svg:y="16.41cm" svg:viewBox="0 0 3397 23" draw:points="0,23 3397,23 3397,0 0,0">
          <text:p/>
        </draw:polygon>
        <draw:frame draw:style-name="gr8" draw:text-style-name="P9" draw:layer="layout" svg:width="0.562cm" svg:height="0.628cm" svg:x="6.779cm" svg:y="15.863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2.745cm" svg:height="0.547cm" svg:x="2.019cm" svg:y="16.52cm">
          <draw:text-box>
            <text:p text:style-name="P2"><text:span text:style-name="T8">Description: </text:span></text:p>
          </draw:text-box>
        </draw:frame>
        <draw:polygon draw:style-name="gr1" draw:text-style-name="P1" draw:layer="layout" svg:width="17.559cm" svg:height="0.487cm" svg:x="2.019cm" svg:y="17.553cm" svg:viewBox="0 0 17560 488" draw:points="0,488 17560,488 17560,0 0,0">
          <text:p/>
        </draw:polygon>
        <draw:frame draw:style-name="gr4" draw:text-style-name="P5" draw:layer="layout" svg:width="0.422cm" svg:height="0.471cm" svg:x="2.019cm" svg:y="17.084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17.559cm" svg:height="0.487cm" svg:x="2.019cm" svg:y="18.04cm" svg:viewBox="0 0 17560 488" draw:points="0,488 17560,488 17560,0 0,0">
          <text:p/>
        </draw:polygon>
        <draw:frame draw:style-name="gr4" draw:text-style-name="P5" draw:layer="layout" svg:width="18.286cm" svg:height="0.471cm" svg:x="2.019cm" svg:y="17.57cm">
          <draw:text-box>
            <text:p text:style-name="P2"><text:span text:style-name="T11">Ajay <text:s/>Patil <text:s/>&amp; <text:s/>Associates, <text:s/>Chartered <text:s/>Accountants, <text:s/>is <text:s/>one <text:s/>of <text:s/>the <text:s/>foremost <text:s/>Chartered <text:s/>Accountant <text:s/>Firm </text:span></text:p>
          </draw:text-box>
        </draw:frame>
        <draw:polygon draw:style-name="gr1" draw:text-style-name="P1" draw:layer="layout" svg:width="17.559cm" svg:height="0.487cm" svg:x="2.019cm" svg:y="18.527cm" svg:viewBox="0 0 17560 488" draw:points="0,488 17560,488 17560,0 0,0">
          <text:p/>
        </draw:polygon>
        <draw:frame draw:style-name="gr4" draw:text-style-name="P5" draw:layer="layout" svg:width="18.222cm" svg:height="0.471cm" svg:x="2.019cm" svg:y="18.057cm">
          <draw:text-box>
            <text:p text:style-name="P2"><text:span text:style-name="T11">consists <text:s/>of <text:s/>Professionally <text:s/>Qualified <text:s/>person <text:s/>who <text:s/>have <text:s/>superior <text:s/>quality <text:s/>experience <text:s/>in <text:s/>different <text:s/>fields. </text:span></text:p>
          </draw:text-box>
        </draw:frame>
        <draw:polygon draw:style-name="gr1" draw:text-style-name="P1" draw:layer="layout" svg:width="1.211cm" svg:height="0.487cm" svg:x="2.019cm" svg:y="19.014cm" svg:viewBox="0 0 1212 488" draw:points="0,488 1212,488 1212,0 0,0">
          <text:p/>
        </draw:polygon>
        <draw:frame draw:style-name="gr4" draw:text-style-name="P5" draw:layer="layout" svg:width="17.575cm" svg:height="0.471cm" svg:x="2.019cm" svg:y="18.544cm">
          <draw:text-box>
            <text:p text:style-name="P2"><text:span text:style-name="T11">The firm is registered with the Institute of Chartered Accountants of India in the year 2011, founded by </text:span></text:p>
          </draw:text-box>
        </draw:frame>
        <draw:frame draw:style-name="gr4" draw:text-style-name="P5" draw:layer="layout" svg:width="1.319cm" svg:height="0.471cm" svg:x="2.019cm" svg:y="19.031cm">
          <draw:text-box>
            <text:p text:style-name="P2"><text:span text:style-name="T11">the CA </text:span></text:p>
          </draw:text-box>
        </draw:frame>
        <draw:frame draw:style-name="gr4" draw:text-style-name="P5" draw:layer="layout" svg:width="3.075cm" svg:height="0.471cm" svg:x="2.019cm" svg:y="19.518cm">
          <draw:text-box>
            <text:p text:style-name="P2"><text:span text:style-name="T3">Responsibilities: </text:span></text:p>
          </draw:text-box>
        </draw:frame>
        <draw:frame draw:style-name="gr4" draw:text-style-name="P5" draw:layer="layout" svg:width="0.422cm" svg:height="0.471cm" svg:x="2.019cm" svg:y="20.00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522cm" svg:x="2.499cm" svg:y="20.474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0.516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7.156cm" svg:height="0.471cm" svg:x="3.134cm" svg:y="20.522cm">
          <draw:text-box>
            <text:p text:style-name="P2"><text:span text:style-name="T4">Design the web pages as per requirement. </text:span></text:p>
          </draw:text-box>
        </draw:frame>
        <draw:frame draw:style-name="gr4" draw:text-style-name="P5" draw:layer="layout" svg:width="0.422cm" svg:height="0.522cm" svg:x="2.499cm" svg:y="20.99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1.03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792cm" svg:height="0.471cm" svg:x="3.134cm" svg:y="21.043cm">
          <draw:text-box>
            <text:p text:style-name="P2"><text:span text:style-name="T4">Create Banner using google photoshop. </text:span></text:p>
          </draw:text-box>
        </draw:frame>
        <draw:frame draw:style-name="gr4" draw:text-style-name="P5" draw:layer="layout" svg:width="0.422cm" svg:height="0.522cm" svg:x="2.499cm" svg:y="21.511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1.553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945cm" svg:height="0.471cm" svg:x="3.134cm" svg:y="21.559cm">
          <draw:text-box>
            <text:p text:style-name="P2"><text:span text:style-name="T4">Implement Search Engine Optimization. </text:span></text:p>
          </draw:text-box>
        </draw:frame>
        <draw:frame draw:style-name="gr4" draw:text-style-name="P5" draw:layer="layout" svg:width="0.422cm" svg:height="0.522cm" svg:x="2.499cm" svg:y="22.027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2.0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6.187cm" svg:height="0.471cm" svg:x="3.134cm" svg:y="22.076cm">
          <draw:text-box>
            <text:p text:style-name="P2"><text:span text:style-name="T4">Implement email facility using Php. </text:span></text:p>
          </draw:text-box>
        </draw:frame>
        <draw:frame draw:style-name="gr4" draw:text-style-name="P5" draw:layer="layout" svg:width="0.422cm" svg:height="0.522cm" svg:x="2.499cm" svg:y="22.544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693cm" svg:y="22.586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134cm" svg:y="22.592cm">
          <draw:text-box>
            <text:p text:style-name="P2"><text:span text:style-name="T4">Web Hosting. </text:span></text:p>
          </draw:text-box>
        </draw:frame>
        <draw:frame draw:style-name="gr4" draw:text-style-name="P5" draw:layer="layout" svg:width="0.422cm" svg:height="0.471cm" svg:x="2.019cm" svg:y="23.07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22cm" svg:height="0.471cm" svg:x="2.019cm" svg:y="23.566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004cm" svg:height="0.012cm" svg:x="0.91cm" svg:y="0.821cm" svg:viewBox="0 0 5 13" draw:points="0,13 5,13 5,0 0,0">
          <text:p/>
        </draw:polygon>
        <draw:polygon draw:style-name="gr5" draw:text-style-name="P6" draw:layer="layout" svg:width="0.012cm" svg:height="0.004cm" svg:x="0.91cm" svg:y="0.821cm" svg:viewBox="0 0 13 5" draw:points="0,5 13,5 13,0 0,0">
          <text:p/>
        </draw:polygon>
        <draw:polygon draw:style-name="gr1" draw:text-style-name="P1" draw:layer="layout" svg:width="0.004cm" svg:height="0.008cm" svg:x="0.914cm" svg:y="0.825cm" svg:viewBox="0 0 5 9" draw:points="0,9 5,9 5,0 0,0">
          <text:p/>
        </draw:polygon>
        <draw:polygon draw:style-name="gr1" draw:text-style-name="P1" draw:layer="layout" svg:width="0.008cm" svg:height="0.004cm" svg:x="0.914cm" svg:y="0.825cm" svg:viewBox="0 0 9 5" draw:points="0,5 9,5 9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19.749cm" svg:height="0.004cm" svg:x="0.922cm" svg:y="0.821cm" svg:viewBox="0 0 19750 5" draw:points="0,5 19750,5 19750,0 0,0">
          <text:p/>
        </draw:polygon>
        <draw:polygon draw:style-name="gr1" draw:text-style-name="P1" draw:layer="layout" svg:width="19.749cm" svg:height="0.004cm" svg:x="0.922cm" svg:y="0.825cm" svg:viewBox="0 0 19750 5" draw:points="0,5 19750,5 19750,0 0,0">
          <text:p/>
        </draw:polygon>
        <draw:polygon draw:style-name="gr5" draw:text-style-name="P6" draw:layer="layout" svg:width="19.749cm" svg:height="0.004cm" svg:x="0.922cm" svg:y="0.829cm" svg:viewBox="0 0 19750 5" draw:points="0,5 19750,5 19750,0 0,0">
          <text:p/>
        </draw:polygon>
        <draw:polygon draw:style-name="gr5" draw:text-style-name="P6" draw:layer="layout" svg:width="0.005cm" svg:height="0.012cm" svg:x="20.679cm" svg:y="0.821cm" svg:viewBox="0 0 6 13" draw:points="0,13 6,13 6,0 0,0">
          <text:p/>
        </draw:polygon>
        <draw:polygon draw:style-name="gr5" draw:text-style-name="P6" draw:layer="layout" svg:width="0.013cm" svg:height="0.004cm" svg:x="20.671cm" svg:y="0.821cm" svg:viewBox="0 0 14 5" draw:points="0,5 14,5 14,0 0,0">
          <text:p/>
        </draw:polygon>
        <draw:polygon draw:style-name="gr1" draw:text-style-name="P1" draw:layer="layout" svg:width="0.004cm" svg:height="0.008cm" svg:x="20.675cm" svg:y="0.825cm" svg:viewBox="0 0 5 9" draw:points="0,9 5,9 5,0 0,0">
          <text:p/>
        </draw:polygon>
        <draw:polygon draw:style-name="gr1" draw:text-style-name="P1" draw:layer="layout" svg:width="0.008cm" svg:height="0.004cm" svg:x="20.671cm" svg:y="0.825cm" svg:viewBox="0 0 9 5" draw:points="0,5 9,5 9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26.277cm" svg:x="0.91cm" svg:y="0.833cm" svg:viewBox="0 0 5 26278" draw:points="0,26278 5,26278 5,0 0,0">
          <text:p/>
        </draw:polygon>
        <draw:polygon draw:style-name="gr1" draw:text-style-name="P1" draw:layer="layout" svg:width="0.004cm" svg:height="26.277cm" svg:x="0.914cm" svg:y="0.833cm" svg:viewBox="0 0 5 26278" draw:points="0,26278 5,26278 5,0 0,0">
          <text:p/>
        </draw:polygon>
        <draw:polygon draw:style-name="gr5" draw:text-style-name="P6" draw:layer="layout" svg:width="0.004cm" svg:height="26.277cm" svg:x="0.918cm" svg:y="0.833cm" svg:viewBox="0 0 5 26278" draw:points="0,26278 5,26278 5,0 0,0">
          <text:p/>
        </draw:polygon>
        <draw:polygon draw:style-name="gr5" draw:text-style-name="P6" draw:layer="layout" svg:width="0.005cm" svg:height="26.277cm" svg:x="20.679cm" svg:y="0.833cm" svg:viewBox="0 0 6 26278" draw:points="0,26278 6,26278 6,0 0,0">
          <text:p/>
        </draw:polygon>
        <draw:polygon draw:style-name="gr1" draw:text-style-name="P1" draw:layer="layout" svg:width="0.004cm" svg:height="26.277cm" svg:x="20.675cm" svg:y="0.833cm" svg:viewBox="0 0 5 26278" draw:points="0,26278 5,26278 5,0 0,0">
          <text:p/>
        </draw:polygon>
        <draw:polygon draw:style-name="gr5" draw:text-style-name="P6" draw:layer="layout" svg:width="0.004cm" svg:height="26.277cm" svg:x="20.671cm" svg:y="0.833cm" svg:viewBox="0 0 5 26278" draw:points="0,26278 5,26278 5,0 0,0">
          <text:p/>
        </draw:polygon>
        <draw:polygon draw:style-name="gr5" draw:text-style-name="P6" draw:layer="layout" svg:width="0.004cm" svg:height="0.012cm" svg:x="0.91cm" svg:y="27.11cm" svg:viewBox="0 0 5 13" draw:points="0,13 5,13 5,0 0,0">
          <text:p/>
        </draw:polygon>
        <draw:polygon draw:style-name="gr5" draw:text-style-name="P6" draw:layer="layout" svg:width="0.012cm" svg:height="0.004cm" svg:x="0.91cm" svg:y="27.118cm" svg:viewBox="0 0 13 5" draw:points="0,5 13,5 13,0 0,0">
          <text:p/>
        </draw:polygon>
        <draw:polygon draw:style-name="gr1" draw:text-style-name="P1" draw:layer="layout" svg:width="0.004cm" svg:height="0.008cm" svg:x="0.914cm" svg:y="27.11cm" svg:viewBox="0 0 5 9" draw:points="0,9 5,9 5,0 0,0">
          <text:p/>
        </draw:polygon>
        <draw:polygon draw:style-name="gr1" draw:text-style-name="P1" draw:layer="layout" svg:width="0.008cm" svg:height="0.004cm" svg:x="0.914cm" svg:y="27.114cm" svg:viewBox="0 0 9 5" draw:points="0,5 9,5 9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19.749cm" svg:height="0.004cm" svg:x="0.922cm" svg:y="27.118cm" svg:viewBox="0 0 19750 5" draw:points="0,5 19750,5 19750,0 0,0">
          <text:p/>
        </draw:polygon>
        <draw:polygon draw:style-name="gr1" draw:text-style-name="P1" draw:layer="layout" svg:width="19.749cm" svg:height="0.004cm" svg:x="0.922cm" svg:y="27.114cm" svg:viewBox="0 0 19750 5" draw:points="0,5 19750,5 19750,0 0,0">
          <text:p/>
        </draw:polygon>
        <draw:polygon draw:style-name="gr5" draw:text-style-name="P6" draw:layer="layout" svg:width="19.749cm" svg:height="0.004cm" svg:x="0.922cm" svg:y="27.11cm" svg:viewBox="0 0 19750 5" draw:points="0,5 19750,5 19750,0 0,0">
          <text:p/>
        </draw:polygon>
        <draw:polygon draw:style-name="gr5" draw:text-style-name="P6" draw:layer="layout" svg:width="0.005cm" svg:height="0.012cm" svg:x="20.679cm" svg:y="27.11cm" svg:viewBox="0 0 6 13" draw:points="0,13 6,13 6,0 0,0">
          <text:p/>
        </draw:polygon>
        <draw:polygon draw:style-name="gr5" draw:text-style-name="P6" draw:layer="layout" svg:width="0.013cm" svg:height="0.004cm" svg:x="20.671cm" svg:y="27.118cm" svg:viewBox="0 0 14 5" draw:points="0,5 14,5 14,0 0,0">
          <text:p/>
        </draw:polygon>
        <draw:polygon draw:style-name="gr1" draw:text-style-name="P1" draw:layer="layout" svg:width="0.004cm" svg:height="0.008cm" svg:x="20.675cm" svg:y="27.11cm" svg:viewBox="0 0 5 9" draw:points="0,9 5,9 5,0 0,0">
          <text:p/>
        </draw:polygon>
        <draw:polygon draw:style-name="gr1" draw:text-style-name="P1" draw:layer="layout" svg:width="0.008cm" svg:height="0.004cm" svg:x="20.671cm" svg:y="27.114cm" svg:viewBox="0 0 9 5" draw:points="0,5 9,5 9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frame draw:style-name="gr4" draw:text-style-name="P5" draw:layer="layout" svg:width="0.422cm" svg:height="0.471cm" svg:x="2.019cm" svg:y="24.053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3cm" svg:height="27.944cm" svg:x="0cm" svg:y="-0.001cm" svg:viewBox="0 0 21594 27945" draw:points="0,27945 21594,27945 21594,0 0,0">
          <text:p/>
        </draw:polygon>
        <draw:frame draw:style-name="gr2" draw:text-style-name="P3" draw:layer="layout" svg:width="0.388cm" svg:height="0.433cm" svg:x="2.019cm" svg:y="1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33cm" svg:x="2.019cm" svg:y="1.71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71cm" svg:x="2.019cm" svg:y="2.163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6.847cm" svg:height="0.042cm" svg:x="2.019cm" svg:y="3.074cm" svg:viewBox="0 0 6848 43" draw:points="0,43 6848,43 6848,0 0,0">
          <text:p/>
        </draw:polygon>
        <draw:frame draw:style-name="gr4" draw:text-style-name="P5" draw:layer="layout" svg:width="6.945cm" svg:height="0.471cm" svg:x="2.019cm" svg:y="2.65cm">
          <draw:text-box>
            <text:p text:style-name="P2"><text:span text:style-name="T3">EXTRA CURRICULAR ACTIVITY:</text:span><text:span text:style-name="T4"> </text:span></text:p>
          </draw:text-box>
        </draw:frame>
        <draw:polygon draw:style-name="gr1" draw:text-style-name="P1" draw:layer="layout" svg:width="12.16cm" svg:height="0.521cm" svg:x="2.655cm" svg:y="3.607cm" svg:viewBox="0 0 12161 522" draw:points="0,522 12161,522 12161,0 0,0">
          <text:p/>
        </draw:polygon>
        <draw:frame draw:style-name="gr4" draw:text-style-name="P5" draw:layer="layout" svg:width="0.422cm" svg:height="0.471cm" svg:x="2.019cm" svg:y="3.13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522cm" svg:x="2.655cm" svg:y="3.60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85cm" svg:y="3.64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11.631cm" svg:height="0.471cm" svg:x="3.29cm" svg:y="3.654cm">
          <draw:text-box>
            <text:p text:style-name="P2"><text:span text:style-name="T3">Participated in ‘ROTARY YOUTH LEADERSHIP AWARDS.’</text:span><text:span text:style-name="T4"> </text:span></text:p>
          </draw:text-box>
        </draw:frame>
        <draw:frame draw:style-name="gr6" draw:text-style-name="P7" draw:layer="layout" svg:width="0.494cm" svg:height="0.611cm" svg:x="2.655cm" svg:y="4.126cm">
          <draw:text-box>
            <text:p text:style-name="P2"><text:span text:style-name="T5">•</text:span></text:p>
          </draw:text-box>
        </draw:frame>
        <draw:frame draw:style-name="gr6" draw:text-style-name="P7" draw:layer="layout" svg:width="0.494cm" svg:height="0.556cm" svg:x="2.884cm" svg:y="4.175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9.802cm" svg:height="0.487cm" svg:x="2.019cm" svg:y="4.716cm" svg:viewBox="0 0 9803 488" draw:points="0,488 9803,488 9803,0 0,0">
          <text:p/>
        </draw:polygon>
        <draw:frame draw:style-name="gr4" draw:text-style-name="P5" draw:layer="layout" svg:width="13.727cm" svg:height="0.471cm" svg:x="3.29cm" svg:y="4.246cm">
          <draw:text-box>
            <text:p text:style-name="P2"><text:span text:style-name="T3">Participation in SEED IT idol competition organized by SEED Infotech ltd.</text:span><text:span text:style-name="T4"> </text:span></text:p>
          </draw:text-box>
        </draw:frame>
        <draw:frame draw:style-name="gr4" draw:text-style-name="P5" draw:layer="layout" svg:width="0.422cm" svg:height="0.471cm" svg:x="2.019cm" svg:y="4.73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521cm" svg:height="0.487cm" svg:x="2.019cm" svg:y="5.203cm" svg:viewBox="0 0 522 488" draw:points="0,488 522,488 522,0 0,0">
          <text:p/>
        </draw:polygon>
        <draw:frame draw:style-name="gr4" draw:text-style-name="P5" draw:layer="layout" svg:width="0.422cm" svg:height="0.471cm" svg:x="11.822cm" svg:y="4.733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1.838cm" svg:height="0.043cm" svg:x="2.54cm" svg:y="5.643cm" svg:viewBox="0 0 1839 44" draw:points="0,44 1839,44 1839,0 0,0">
          <text:p/>
        </draw:polygon>
        <draw:frame draw:style-name="gr4" draw:text-style-name="P5" draw:layer="layout" svg:width="2.606cm" svg:height="0.471cm" svg:x="2.019cm" svg:y="5.22cm">
          <draw:text-box>
            <text:p text:style-name="P2"><text:span text:style-name="T3">STRENGTH:</text:span><text:span text:style-name="T4"> </text:span></text:p>
          </draw:text-box>
        </draw:frame>
        <draw:frame draw:style-name="gr4" draw:text-style-name="P5" draw:layer="layout" svg:width="0.422cm" svg:height="0.471cm" svg:x="2.019cm" svg:y="5.70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522cm" svg:x="2.655cm" svg:y="6.175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85cm" svg:y="6.217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821cm" svg:height="0.471cm" svg:x="3.29cm" svg:y="6.223cm">
          <draw:text-box>
            <text:p text:style-name="P2"><text:span text:style-name="T4">Learning ability </text:span></text:p>
          </draw:text-box>
        </draw:frame>
        <draw:frame draw:style-name="gr4" draw:text-style-name="P5" draw:layer="layout" svg:width="0.422cm" svg:height="0.522cm" svg:x="2.655cm" svg:y="6.691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85cm" svg:y="6.734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457cm" svg:height="0.471cm" svg:x="3.29cm" svg:y="6.74cm">
          <draw:text-box>
            <text:p text:style-name="P2"><text:span text:style-name="T4">Self-Motivate </text:span></text:p>
          </draw:text-box>
        </draw:frame>
        <draw:frame draw:style-name="gr4" draw:text-style-name="P5" draw:layer="layout" svg:width="0.422cm" svg:height="0.471cm" svg:x="2.655cm" svg:y="7.227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1.91cm" svg:height="0.042cm" svg:x="2.019cm" svg:y="8.137cm" svg:viewBox="0 0 1911 43" draw:points="0,43 1911,43 1911,0 0,0">
          <text:p/>
        </draw:polygon>
        <draw:frame draw:style-name="gr4" draw:text-style-name="P5" draw:layer="layout" svg:width="2.161cm" svg:height="0.471cm" svg:x="2.019cm" svg:y="7.713cm">
          <draw:text-box>
            <text:p text:style-name="P2"><text:span text:style-name="T3">HOBBIES:</text:span><text:span text:style-name="T4"> </text:span></text:p>
          </draw:text-box>
        </draw:frame>
        <draw:frame draw:style-name="gr4" draw:text-style-name="P5" draw:layer="layout" svg:width="0.422cm" svg:height="0.471cm" svg:x="2.019cm" svg:y="8.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522cm" svg:x="2.655cm" svg:y="8.67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85cm" svg:y="8.712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1.534cm" svg:height="0.471cm" svg:x="3.29cm" svg:y="8.718cm">
          <draw:text-box>
            <text:p text:style-name="P2"><text:span text:style-name="T4">Singing. </text:span></text:p>
          </draw:text-box>
        </draw:frame>
        <draw:frame draw:style-name="gr4" draw:text-style-name="P5" draw:layer="layout" svg:width="0.422cm" svg:height="0.522cm" svg:x="2.655cm" svg:y="9.186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85cm" svg:y="9.228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1.645cm" svg:height="0.471cm" svg:x="3.29cm" svg:y="9.234cm">
          <draw:text-box>
            <text:p text:style-name="P2"><text:span text:style-name="T4">Dancing. </text:span></text:p>
          </draw:text-box>
        </draw:frame>
        <draw:frame draw:style-name="gr4" draw:text-style-name="P5" draw:layer="layout" svg:width="0.422cm" svg:height="0.522cm" svg:x="2.655cm" svg:y="9.702cm">
          <draw:text-box>
            <text:p text:style-name="P2"><text:span text:style-name="T12">•</text:span></text:p>
          </draw:text-box>
        </draw:frame>
        <draw:frame draw:style-name="gr4" draw:text-style-name="P5" draw:layer="layout" svg:width="0.422cm" svg:height="0.475cm" svg:x="2.85cm" svg:y="9.745cm">
          <draw:text-box>
            <text:p text:style-name="P2"><text:span text:style-name="T13"><text:s/></text:span></text:p>
          </draw:text-box>
        </draw:frame>
        <draw:frame draw:style-name="gr4" draw:text-style-name="P5" draw:layer="layout" svg:width="2.906cm" svg:height="0.471cm" svg:x="3.29cm" svg:y="9.751cm">
          <draw:text-box>
            <text:p text:style-name="P2"><text:span text:style-name="T4">Playing Carrom. </text:span></text:p>
          </draw:text-box>
        </draw:frame>
        <draw:frame draw:style-name="gr4" draw:text-style-name="P5" draw:layer="layout" svg:width="0.422cm" svg:height="0.471cm" svg:x="3.29cm" svg:y="10.238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4.272cm" svg:height="0.042cm" svg:x="2.019cm" svg:y="11.148cm" svg:viewBox="0 0 4273 43" draw:points="0,43 4273,43 4273,0 0,0">
          <text:p/>
        </draw:polygon>
        <draw:frame draw:style-name="gr4" draw:text-style-name="P5" draw:layer="layout" svg:width="4.523cm" svg:height="0.471cm" svg:x="2.019cm" svg:y="10.724cm">
          <draw:text-box>
            <text:p text:style-name="P2"><text:span text:style-name="T3">PERSONAL DETAILS:</text:span><text:span text:style-name="T4"> </text:span></text:p>
          </draw:text-box>
        </draw:frame>
        <draw:frame draw:style-name="gr4" draw:text-style-name="P5" draw:layer="layout" svg:width="0.422cm" svg:height="0.471cm" svg:x="2.019cm" svg:y="11.211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1.412cm" svg:height="0.547cm" svg:x="2.019cm" svg:y="11.702cm">
          <draw:text-box>
            <text:p text:style-name="P2"><text:span text:style-name="T7">DOB <text:s text:c="2"/></text:span></text:p>
          </draw:text-box>
        </draw:frame>
        <draw:frame draw:style-name="gr6" draw:text-style-name="P7" draw:layer="layout" svg:width="0.494cm" svg:height="0.547cm" svg:x="4.56cm" svg:y="11.7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4cm" svg:height="0.547cm" svg:x="5.83cm" svg:y="11.7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237cm" svg:height="0.547cm" svg:x="7.101cm" svg:y="11.702cm">
          <draw:text-box>
            <text:p text:style-name="P2"><text:span text:style-name="T7"><text:s text:c="11"/></text:span><text:span text:style-name="T7">: <text:s/>18</text:span></text:p>
          </draw:text-box>
        </draw:frame>
        <draw:frame draw:style-name="gr10" draw:text-style-name="P11" draw:layer="layout" svg:width="0.317cm" svg:height="0.353cm" svg:x="9.34cm" svg:y="11.682cm">
          <draw:text-box>
            <text:p text:style-name="P2"><text:span text:style-name="T16">th</text:span></text:p>
          </draw:text-box>
        </draw:frame>
        <draw:frame draw:style-name="gr6" draw:text-style-name="P7" draw:layer="layout" svg:width="1.962cm" svg:height="0.547cm" svg:x="9.59cm" svg:y="11.702cm">
          <draw:text-box>
            <text:p text:style-name="P2"><text:span text:style-name="T7"><text:s/></text:span><text:span text:style-name="T7">Oct 1994</text:span></text:p>
          </draw:text-box>
        </draw:frame>
        <draw:frame draw:style-name="gr4" draw:text-style-name="P5" draw:layer="layout" svg:width="0.422cm" svg:height="0.471cm" svg:x="11.53cm" svg:y="11.76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7.779cm" svg:height="0.547cm" svg:x="2.019cm" svg:y="12.269cm">
          <draw:text-box>
            <text:p text:style-name="P2"><text:span text:style-name="T7">Gender <text:s text:c="39"/>: <text:s/>Male</text:span></text:p>
          </draw:text-box>
        </draw:frame>
        <draw:frame draw:style-name="gr4" draw:text-style-name="P5" draw:layer="layout" svg:width="0.422cm" svg:height="0.471cm" svg:x="9.81cm" svg:y="12.333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8.177cm" svg:height="0.547cm" svg:x="2.019cm" svg:y="12.84cm">
          <draw:text-box>
            <text:p text:style-name="P2"><text:span text:style-name="T7">Marital Status</text:span><text:span text:style-name="T8"> <text:s text:c="28"/></text:span><text:span text:style-name="T7">:</text:span><text:span text:style-name="T8"> <text:s text:c="2"/>Single</text:span></text:p>
          </draw:text-box>
        </draw:frame>
        <draw:frame draw:style-name="gr4" draw:text-style-name="P5" draw:layer="layout" svg:width="0.422cm" svg:height="0.471cm" svg:x="10.187cm" svg:y="12.90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6.008cm" svg:height="0.547cm" svg:x="2.019cm" svg:y="13.408cm">
          <draw:text-box>
            <text:p text:style-name="P2"><text:span text:style-name="T7">Permanent Address <text:s text:c="19"/>: <text:s/>03 jimmi apt, Ghansoli navi Mumbai -400701.</text:span></text:p>
          </draw:text-box>
        </draw:frame>
        <draw:frame draw:style-name="gr4" draw:text-style-name="P5" draw:layer="layout" svg:width="0.422cm" svg:height="0.471cm" svg:x="17.949cm" svg:y="13.47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058cm" svg:height="0.547cm" svg:x="2.019cm" svg:y="13.975cm">
          <draw:text-box>
            <text:p text:style-name="P2"><text:span text:style-name="T7">Father’s Name </text:span></text:p>
          </draw:text-box>
        </draw:frame>
        <draw:frame draw:style-name="gr6" draw:text-style-name="P7" draw:layer="layout" svg:width="0.494cm" svg:height="0.547cm" svg:x="5.83cm" svg:y="13.97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94cm" svg:height="0.547cm" svg:x="7.101cm" svg:y="13.97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383cm" svg:height="0.547cm" svg:x="8.371cm" svg:y="13.975cm">
          <draw:text-box>
            <text:p text:style-name="P2"><text:span text:style-name="T7">: <text:s/>Mr. Sahebrao D. Turerao</text:span></text:p>
          </draw:text-box>
        </draw:frame>
        <draw:frame draw:style-name="gr4" draw:text-style-name="P5" draw:layer="layout" svg:width="0.422cm" svg:height="0.471cm" svg:x="13.735cm" svg:y="14.03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986cm" svg:height="0.547cm" svg:x="2.019cm" svg:y="14.543cm">
          <draw:text-box>
            <text:p text:style-name="P2"><text:span text:style-name="T7">Languages Known <text:s/></text:span></text:p>
          </draw:text-box>
        </draw:frame>
        <draw:frame draw:style-name="gr6" draw:text-style-name="P7" draw:layer="layout" svg:width="0.494cm" svg:height="0.547cm" svg:x="7.101cm" svg:y="14.54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954cm" svg:height="0.547cm" svg:x="8.371cm" svg:y="14.543cm">
          <draw:text-box>
            <text:p text:style-name="P2"><text:span text:style-name="T7">: <text:s/>English, Hindi, and Marathi</text:span></text:p>
          </draw:text-box>
        </draw:frame>
        <draw:frame draw:style-name="gr4" draw:text-style-name="P5" draw:layer="layout" svg:width="0.422cm" svg:height="0.471cm" svg:x="14.286cm" svg:y="14.60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494cm" svg:height="0.547cm" svg:x="2.019cm" svg:y="15.11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17.147cm" svg:height="0.547cm" svg:x="2.019cm" svg:y="15.711cm">
          <draw:text-box>
            <text:p text:style-name="P2"><text:span text:style-name="T7">I hereby declare that the above-mentioned information is correct up to my knowledge </text:span></text:p>
          </draw:text-box>
        </draw:frame>
        <draw:frame draw:style-name="gr6" draw:text-style-name="P7" draw:layer="layout" svg:width="16.275cm" svg:height="0.547cm" svg:x="2.019cm" svg:y="16.312cm">
          <draw:text-box>
            <text:p text:style-name="P2"><text:span text:style-name="T7">and bear the responsibility for the correctness of the above-mentioned particulars.</text:span></text:p>
          </draw:text-box>
        </draw:frame>
        <draw:frame draw:style-name="gr4" draw:text-style-name="P5" draw:layer="layout" svg:width="0.422cm" svg:height="0.471cm" svg:x="18.169cm" svg:y="16.377cm">
          <draw:text-box>
            <text:p text:style-name="P2"><text:span text:style-name="T4"><text:s/></text:span></text:p>
          </draw:text-box>
        </draw:frame>
        <draw:frame draw:style-name="gr11" draw:text-style-name="P12" draw:layer="layout" svg:width="0.456cm" svg:height="0.505cm" svg:x="13.452cm" svg:y="16.88cm">
          <draw:text-box>
            <text:p text:style-name="P2"><text:span text:style-name="T17"><text:s/></text:span></text:p>
          </draw:text-box>
        </draw:frame>
        <draw:frame draw:style-name="gr11" draw:text-style-name="P12" draw:layer="layout" svg:width="0.456cm" svg:height="0.505cm" svg:x="2.019cm" svg:y="17.409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4.896cm" svg:height="0.547cm" svg:x="2.019cm" svg:y="17.934cm">
          <draw:text-box>
            <text:p text:style-name="P2"><text:span text:style-name="T8">PLACE: Navi Mumbai</text:span></text:p>
          </draw:text-box>
        </draw:frame>
        <draw:frame draw:style-name="gr4" draw:text-style-name="P5" draw:layer="layout" svg:width="7.987cm" svg:height="0.471cm" svg:x="6.911cm" svg:y="17.998cm">
          <draw:text-box>
            <text:p text:style-name="P2"><text:span text:style-name="T4"><text:s text:c="44"/></text:span><text:span text:style-name="T4">[</text:span><text:span text:style-name="T3">Milind</text:span><text:span text:style-name="T4"> </text:span><text:span text:style-name="T3"><text:s/>Turerao]</text:span><text:span text:style-name="T4"> </text:span></text:p>
          </draw:text-box>
        </draw:frame>
        <draw:polygon draw:style-name="gr5" draw:text-style-name="P6" draw:layer="layout" svg:width="0.004cm" svg:height="0.012cm" svg:x="0.91cm" svg:y="0.821cm" svg:viewBox="0 0 5 13" draw:points="0,13 5,13 5,0 0,0">
          <text:p/>
        </draw:polygon>
        <draw:polygon draw:style-name="gr5" draw:text-style-name="P6" draw:layer="layout" svg:width="0.012cm" svg:height="0.004cm" svg:x="0.91cm" svg:y="0.821cm" svg:viewBox="0 0 13 5" draw:points="0,5 13,5 13,0 0,0">
          <text:p/>
        </draw:polygon>
        <draw:polygon draw:style-name="gr1" draw:text-style-name="P1" draw:layer="layout" svg:width="0.004cm" svg:height="0.008cm" svg:x="0.914cm" svg:y="0.825cm" svg:viewBox="0 0 5 9" draw:points="0,9 5,9 5,0 0,0">
          <text:p/>
        </draw:polygon>
        <draw:polygon draw:style-name="gr1" draw:text-style-name="P1" draw:layer="layout" svg:width="0.008cm" svg:height="0.004cm" svg:x="0.914cm" svg:y="0.825cm" svg:viewBox="0 0 9 5" draw:points="0,5 9,5 9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0.004cm" svg:height="0.004cm" svg:x="0.918cm" svg:y="0.829cm" svg:viewBox="0 0 5 5" draw:points="0,5 5,5 5,0 0,0">
          <text:p/>
        </draw:polygon>
        <draw:polygon draw:style-name="gr5" draw:text-style-name="P6" draw:layer="layout" svg:width="19.749cm" svg:height="0.004cm" svg:x="0.922cm" svg:y="0.821cm" svg:viewBox="0 0 19750 5" draw:points="0,5 19750,5 19750,0 0,0">
          <text:p/>
        </draw:polygon>
        <draw:polygon draw:style-name="gr1" draw:text-style-name="P1" draw:layer="layout" svg:width="19.749cm" svg:height="0.004cm" svg:x="0.922cm" svg:y="0.825cm" svg:viewBox="0 0 19750 5" draw:points="0,5 19750,5 19750,0 0,0">
          <text:p/>
        </draw:polygon>
        <draw:polygon draw:style-name="gr5" draw:text-style-name="P6" draw:layer="layout" svg:width="19.749cm" svg:height="0.004cm" svg:x="0.922cm" svg:y="0.829cm" svg:viewBox="0 0 19750 5" draw:points="0,5 19750,5 19750,0 0,0">
          <text:p/>
        </draw:polygon>
        <draw:polygon draw:style-name="gr5" draw:text-style-name="P6" draw:layer="layout" svg:width="0.005cm" svg:height="0.012cm" svg:x="20.679cm" svg:y="0.821cm" svg:viewBox="0 0 6 13" draw:points="0,13 6,13 6,0 0,0">
          <text:p/>
        </draw:polygon>
        <draw:polygon draw:style-name="gr5" draw:text-style-name="P6" draw:layer="layout" svg:width="0.013cm" svg:height="0.004cm" svg:x="20.671cm" svg:y="0.821cm" svg:viewBox="0 0 14 5" draw:points="0,5 14,5 14,0 0,0">
          <text:p/>
        </draw:polygon>
        <draw:polygon draw:style-name="gr1" draw:text-style-name="P1" draw:layer="layout" svg:width="0.004cm" svg:height="0.008cm" svg:x="20.675cm" svg:y="0.825cm" svg:viewBox="0 0 5 9" draw:points="0,9 5,9 5,0 0,0">
          <text:p/>
        </draw:polygon>
        <draw:polygon draw:style-name="gr1" draw:text-style-name="P1" draw:layer="layout" svg:width="0.008cm" svg:height="0.004cm" svg:x="20.671cm" svg:y="0.825cm" svg:viewBox="0 0 9 5" draw:points="0,5 9,5 9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0.004cm" svg:x="20.671cm" svg:y="0.829cm" svg:viewBox="0 0 5 5" draw:points="0,5 5,5 5,0 0,0">
          <text:p/>
        </draw:polygon>
        <draw:polygon draw:style-name="gr5" draw:text-style-name="P6" draw:layer="layout" svg:width="0.004cm" svg:height="26.277cm" svg:x="0.91cm" svg:y="0.833cm" svg:viewBox="0 0 5 26278" draw:points="0,26278 5,26278 5,0 0,0">
          <text:p/>
        </draw:polygon>
        <draw:polygon draw:style-name="gr1" draw:text-style-name="P1" draw:layer="layout" svg:width="0.004cm" svg:height="26.277cm" svg:x="0.914cm" svg:y="0.833cm" svg:viewBox="0 0 5 26278" draw:points="0,26278 5,26278 5,0 0,0">
          <text:p/>
        </draw:polygon>
        <draw:polygon draw:style-name="gr5" draw:text-style-name="P6" draw:layer="layout" svg:width="0.004cm" svg:height="26.277cm" svg:x="0.918cm" svg:y="0.833cm" svg:viewBox="0 0 5 26278" draw:points="0,26278 5,26278 5,0 0,0">
          <text:p/>
        </draw:polygon>
        <draw:polygon draw:style-name="gr5" draw:text-style-name="P6" draw:layer="layout" svg:width="0.005cm" svg:height="26.277cm" svg:x="20.679cm" svg:y="0.833cm" svg:viewBox="0 0 6 26278" draw:points="0,26278 6,26278 6,0 0,0">
          <text:p/>
        </draw:polygon>
        <draw:polygon draw:style-name="gr1" draw:text-style-name="P1" draw:layer="layout" svg:width="0.004cm" svg:height="26.277cm" svg:x="20.675cm" svg:y="0.833cm" svg:viewBox="0 0 5 26278" draw:points="0,26278 5,26278 5,0 0,0">
          <text:p/>
        </draw:polygon>
        <draw:polygon draw:style-name="gr5" draw:text-style-name="P6" draw:layer="layout" svg:width="0.004cm" svg:height="26.277cm" svg:x="20.671cm" svg:y="0.833cm" svg:viewBox="0 0 5 26278" draw:points="0,26278 5,26278 5,0 0,0">
          <text:p/>
        </draw:polygon>
        <draw:polygon draw:style-name="gr5" draw:text-style-name="P6" draw:layer="layout" svg:width="0.004cm" svg:height="0.012cm" svg:x="0.91cm" svg:y="27.11cm" svg:viewBox="0 0 5 13" draw:points="0,13 5,13 5,0 0,0">
          <text:p/>
        </draw:polygon>
        <draw:polygon draw:style-name="gr5" draw:text-style-name="P6" draw:layer="layout" svg:width="0.012cm" svg:height="0.004cm" svg:x="0.91cm" svg:y="27.118cm" svg:viewBox="0 0 13 5" draw:points="0,5 13,5 13,0 0,0">
          <text:p/>
        </draw:polygon>
        <draw:polygon draw:style-name="gr1" draw:text-style-name="P1" draw:layer="layout" svg:width="0.004cm" svg:height="0.008cm" svg:x="0.914cm" svg:y="27.11cm" svg:viewBox="0 0 5 9" draw:points="0,9 5,9 5,0 0,0">
          <text:p/>
        </draw:polygon>
        <draw:polygon draw:style-name="gr1" draw:text-style-name="P1" draw:layer="layout" svg:width="0.008cm" svg:height="0.004cm" svg:x="0.914cm" svg:y="27.114cm" svg:viewBox="0 0 9 5" draw:points="0,5 9,5 9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0.004cm" svg:height="0.004cm" svg:x="0.918cm" svg:y="27.11cm" svg:viewBox="0 0 5 5" draw:points="0,5 5,5 5,0 0,0">
          <text:p/>
        </draw:polygon>
        <draw:polygon draw:style-name="gr5" draw:text-style-name="P6" draw:layer="layout" svg:width="19.749cm" svg:height="0.004cm" svg:x="0.922cm" svg:y="27.118cm" svg:viewBox="0 0 19750 5" draw:points="0,5 19750,5 19750,0 0,0">
          <text:p/>
        </draw:polygon>
        <draw:polygon draw:style-name="gr1" draw:text-style-name="P1" draw:layer="layout" svg:width="19.749cm" svg:height="0.004cm" svg:x="0.922cm" svg:y="27.114cm" svg:viewBox="0 0 19750 5" draw:points="0,5 19750,5 19750,0 0,0">
          <text:p/>
        </draw:polygon>
        <draw:polygon draw:style-name="gr5" draw:text-style-name="P6" draw:layer="layout" svg:width="19.749cm" svg:height="0.004cm" svg:x="0.922cm" svg:y="27.11cm" svg:viewBox="0 0 19750 5" draw:points="0,5 19750,5 19750,0 0,0">
          <text:p/>
        </draw:polygon>
        <draw:polygon draw:style-name="gr5" draw:text-style-name="P6" draw:layer="layout" svg:width="0.005cm" svg:height="0.012cm" svg:x="20.679cm" svg:y="27.11cm" svg:viewBox="0 0 6 13" draw:points="0,13 6,13 6,0 0,0">
          <text:p/>
        </draw:polygon>
        <draw:polygon draw:style-name="gr5" draw:text-style-name="P6" draw:layer="layout" svg:width="0.013cm" svg:height="0.004cm" svg:x="20.671cm" svg:y="27.118cm" svg:viewBox="0 0 14 5" draw:points="0,5 14,5 14,0 0,0">
          <text:p/>
        </draw:polygon>
        <draw:polygon draw:style-name="gr1" draw:text-style-name="P1" draw:layer="layout" svg:width="0.004cm" svg:height="0.008cm" svg:x="20.675cm" svg:y="27.11cm" svg:viewBox="0 0 5 9" draw:points="0,9 5,9 5,0 0,0">
          <text:p/>
        </draw:polygon>
        <draw:polygon draw:style-name="gr1" draw:text-style-name="P1" draw:layer="layout" svg:width="0.008cm" svg:height="0.004cm" svg:x="20.671cm" svg:y="27.114cm" svg:viewBox="0 0 9 5" draw:points="0,5 9,5 9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polygon draw:style-name="gr5" draw:text-style-name="P6" draw:layer="layout" svg:width="0.004cm" svg:height="0.004cm" svg:x="20.671cm" svg:y="27.11cm" svg:viewBox="0 0 5 5" draw:points="0,5 5,5 5,0 0,0">
          <text:p/>
        </draw:polygon>
        <draw:frame draw:style-name="gr4" draw:text-style-name="P5" draw:layer="layout" svg:width="0.422cm" svg:height="0.471cm" svg:x="2.019cm" svg:y="18.497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0"/>
    <meta:generator>Neat_Office/6.2.8.2$Windows_x86 LibreOffice_project/</meta:generator>
  </office:meta>
</office:document-meta>
</file>